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1"/>
        <table:table-row table:style-name="ro2">
          <table:table-cell table:style-name="ce2" office:value-type="string">
            <text:p>Sample#</text:p>
          </table:table-cell>
          <table:table-cell table:style-name="ce2" office:value-type="string">
            <text:p>Start Time</text:p>
          </table:table-cell>
          <table:table-cell table:style-name="ce2" office:value-type="string">
            <text:p>ThreadN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Sample Time(ms)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Bytes</text:p>
          </table:table-cell>
          <table:table-cell table:style-name="ce2" table:number-columns-repeated="1017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time" office:time-value="PT16H20M34.319S">
            <text:p>20:34.3</text:p>
          </table:table-cell>
          <table:table-cell office:value-type="string">
            <text:p>Guidelines 1-1</text:p>
          </table:table-cell>
          <table:table-cell office:value-type="string">
            <text:p>/channels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time" office:time-value="PT16H20M34.35S">
            <text:p>20:34.4</text:p>
          </table:table-cell>
          <table:table-cell office:value-type="string">
            <text:p>Guidelines 1-2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time" office:time-value="PT16H20M34.385S">
            <text:p>20:34.4</text:p>
          </table:table-cell>
          <table:table-cell office:value-type="string">
            <text:p>Guidelines 1-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time" office:time-value="PT16H20M34.42S">
            <text:p>20:34.4</text:p>
          </table:table-cell>
          <table:table-cell office:value-type="string">
            <text:p>Guidelines 1-4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time" office:time-value="PT16H20M34.459S">
            <text:p>20:34.5</text:p>
          </table:table-cell>
          <table:table-cell office:value-type="string">
            <text:p>Guidelines 1-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time" office:time-value="PT16H20M34.493S">
            <text:p>20:34.5</text:p>
          </table:table-cell>
          <table:table-cell office:value-type="string">
            <text:p>Guidelines 1-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time" office:time-value="PT16H20M34.537S">
            <text:p>20:34.5</text:p>
          </table:table-cell>
          <table:table-cell office:value-type="string">
            <text:p>Guidelines 1-7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time" office:time-value="PT16H20M34.574S">
            <text:p>20:34.6</text:p>
          </table:table-cell>
          <table:table-cell office:value-type="string">
            <text:p>Guidelines 1-8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time" office:time-value="PT16H20M34.609S">
            <text:p>20:34.6</text:p>
          </table:table-cell>
          <table:table-cell office:value-type="string">
            <text:p>Guidelines 1-9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time" office:time-value="PT16H20M34.645S">
            <text:p>20:34.6</text:p>
          </table:table-cell>
          <table:table-cell office:value-type="string">
            <text:p>Guidelines 1-1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time" office:time-value="PT16H20M34.679S">
            <text:p>20:34.7</text:p>
          </table:table-cell>
          <table:table-cell office:value-type="string">
            <text:p>Guidelines 1-11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time" office:time-value="PT16H20M34.717S">
            <text:p>20:34.7</text:p>
          </table:table-cell>
          <table:table-cell office:value-type="string">
            <text:p>Guidelines 1-1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time" office:time-value="PT16H20M34.752S">
            <text:p>20:34.8</text:p>
          </table:table-cell>
          <table:table-cell office:value-type="string">
            <text:p>Guidelines 1-13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time" office:time-value="PT16H20M34.792S">
            <text:p>20:34.8</text:p>
          </table:table-cell>
          <table:table-cell office:value-type="string">
            <text:p>Guidelines 1-1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time" office:time-value="PT16H20M34.389S">
            <text:p>20:34.4</text:p>
          </table:table-cell>
          <table:table-cell office:value-type="string">
            <text:p>Guidelines 1-2</text:p>
          </table:table-cell>
          <table:table-cell office:value-type="string">
            <text:p>/channels/login.do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time" office:time-value="PT16H20M34.655S">
            <text:p>20:34.7</text:p>
          </table:table-cell>
          <table:table-cell office:value-type="string">
            <text:p>Guidelines 1-10</text:p>
          </table:table-cell>
          <table:table-cell office:value-type="string">
            <text:p>/channels/login.do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time" office:time-value="PT16H20M34.868S">
            <text:p>20:34.9</text:p>
          </table:table-cell>
          <table:table-cell office:value-type="string">
            <text:p>Guidelines 1-1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time" office:time-value="PT16H20M34.871S">
            <text:p>20:34.9</text:p>
          </table:table-cell>
          <table:table-cell office:value-type="string">
            <text:p>Guidelines 1-16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time" office:time-value="PT16H20M34.622S">
            <text:p>20:34.6</text:p>
          </table:table-cell>
          <table:table-cell office:value-type="string">
            <text:p>Guidelines 1-9</text:p>
          </table:table-cell>
          <table:table-cell office:value-type="string">
            <text:p>/channels/login.do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time" office:time-value="PT16H20M34.905S">
            <text:p>20:34.9</text:p>
          </table:table-cell>
          <table:table-cell office:value-type="string">
            <text:p>Guidelines 1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">
            <text:p>21</text:p>
          </table:table-cell>
          <table:table-cell table:style-name="ce3" office:value-type="time" office:time-value="PT16H20M34.688S">
            <text:p>20:34.7</text:p>
          </table:table-cell>
          <table:table-cell office:value-type="string">
            <text:p>Guidelines 1-11</text:p>
          </table:table-cell>
          <table:table-cell office:value-type="string">
            <text:p>/channels/login.do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22">
            <text:p>22</text:p>
          </table:table-cell>
          <table:table-cell table:style-name="ce3" office:value-type="time" office:time-value="PT16H20M34.586S">
            <text:p>20:34.6</text:p>
          </table:table-cell>
          <table:table-cell office:value-type="string">
            <text:p>Guidelines 1-8</text:p>
          </table:table-cell>
          <table:table-cell office:value-type="string">
            <text:p>/channels/login.do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3">
            <text:p>23</text:p>
          </table:table-cell>
          <table:table-cell table:style-name="ce3" office:value-type="time" office:time-value="PT16H20M34.937S">
            <text:p>20:34.9</text:p>
          </table:table-cell>
          <table:table-cell office:value-type="string">
            <text:p>Guidelines 1-1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">
            <text:p>24</text:p>
          </table:table-cell>
          <table:table-cell table:style-name="ce3" office:value-type="time" office:time-value="PT16H20M34.975S">
            <text:p>20:35.0</text:p>
          </table:table-cell>
          <table:table-cell office:value-type="string">
            <text:p>Guidelines 1-19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table:style-name="ce3" office:value-type="time" office:time-value="PT16H20M34.5S">
            <text:p>20:34.5</text:p>
          </table:table-cell>
          <table:table-cell office:value-type="string">
            <text:p>Guidelines 1-6</text:p>
          </table:table-cell>
          <table:table-cell office:value-type="string">
            <text:p>/channels/login.do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table:style-name="ce3" office:value-type="time" office:time-value="PT16H20M35.013S">
            <text:p>20:35.0</text:p>
          </table:table-cell>
          <table:table-cell office:value-type="string">
            <text:p>Guidelines 1-20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">
            <text:p>27</text:p>
          </table:table-cell>
          <table:table-cell table:style-name="ce3" office:value-type="time" office:time-value="PT16H20M35.044S">
            <text:p>20:35.0</text:p>
          </table:table-cell>
          <table:table-cell office:value-type="string">
            <text:p>Guidelines 1-2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8">
            <text:p>28</text:p>
          </table:table-cell>
          <table:table-cell table:style-name="ce3" office:value-type="time" office:time-value="PT16H20M35.079S">
            <text:p>20:35.1</text:p>
          </table:table-cell>
          <table:table-cell office:value-type="string">
            <text:p>Guidelines 1-2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9">
            <text:p>29</text:p>
          </table:table-cell>
          <table:table-cell table:style-name="ce3" office:value-type="time" office:time-value="PT16H20M34.431S">
            <text:p>20:34.4</text:p>
          </table:table-cell>
          <table:table-cell office:value-type="string">
            <text:p>Guidelines 1-4</text:p>
          </table:table-cell>
          <table:table-cell office:value-type="string">
            <text:p>/channels/login.do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table:style-name="ce3" office:value-type="time" office:time-value="PT16H20M34.549S">
            <text:p>20:34.5</text:p>
          </table:table-cell>
          <table:table-cell office:value-type="string">
            <text:p>Guidelines 1-7</text:p>
          </table:table-cell>
          <table:table-cell office:value-type="string">
            <text:p>/channels/login.do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1">
            <text:p>31</text:p>
          </table:table-cell>
          <table:table-cell table:style-name="ce3" office:value-type="time" office:time-value="PT16H20M35.117S">
            <text:p>20:35.1</text:p>
          </table:table-cell>
          <table:table-cell office:value-type="string">
            <text:p>Guidelines 1-23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2">
            <text:p>32</text:p>
          </table:table-cell>
          <table:table-cell table:style-name="ce3" office:value-type="time" office:time-value="PT16H20M35.151S">
            <text:p>20:35.2</text:p>
          </table:table-cell>
          <table:table-cell office:value-type="string">
            <text:p>Guidelines 1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3" office:value-type="time" office:time-value="PT16H20M34.394S">
            <text:p>20:34.4</text:p>
          </table:table-cell>
          <table:table-cell office:value-type="string">
            <text:p>Guidelines 1-3</text:p>
          </table:table-cell>
          <table:table-cell office:value-type="string">
            <text:p>/channels/login.do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table:style-name="ce3" office:value-type="time" office:time-value="PT16H20M34.466S">
            <text:p>20:34.5</text:p>
          </table:table-cell>
          <table:table-cell office:value-type="string">
            <text:p>Guidelines 1-5</text:p>
          </table:table-cell>
          <table:table-cell office:value-type="string">
            <text:p>/channels/login.do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table:style-name="ce3" office:value-type="time" office:time-value="PT16H20M34.384S">
            <text:p>20:34.4</text:p>
          </table:table-cell>
          <table:table-cell office:value-type="string">
            <text:p>Guidelines 1-1</text:p>
          </table:table-cell>
          <table:table-cell office:value-type="string">
            <text:p>/channels/login.do</text:p>
          </table:table-cell>
          <table:table-cell office:value-type="float" office:value="809">
            <text:p>809</text:p>
          </table:table-cell>
          <table:table-cell office:value-type="string">
            <text:p>Success</text:p>
          </table:table-cell>
          <table:table-cell office:value-type="float" office:value="25773">
            <text:p>25773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3" office:value-type="time" office:time-value="PT16H20M35.191S">
            <text:p>20:35.2</text:p>
          </table:table-cell>
          <table:table-cell office:value-type="string">
            <text:p>Guidelines 1-2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7">
            <text:p>37</text:p>
          </table:table-cell>
          <table:table-cell table:style-name="ce3" office:value-type="time" office:time-value="PT16H20M35.023S">
            <text:p>20:35.0</text:p>
          </table:table-cell>
          <table:table-cell office:value-type="string">
            <text:p>Guidelines 1-20</text:p>
          </table:table-cell>
          <table:table-cell office:value-type="string">
            <text:p>/channels/login.do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3" office:value-type="time" office:time-value="PT16H20M35.23S">
            <text:p>20:35.2</text:p>
          </table:table-cell>
          <table:table-cell office:value-type="string">
            <text:p>Guidelines 1-2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3" office:value-type="time" office:time-value="PT16H20M35.011S">
            <text:p>20:35.0</text:p>
          </table:table-cell>
          <table:table-cell office:value-type="string">
            <text:p>Guidelines 1-6</text:p>
          </table:table-cell>
          <table:table-cell office:value-type="string">
            <text:p>/channels/;jsessionid=cj4coccmcky6j7obefq9zpml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3" office:value-type="time" office:time-value="PT16H20M35.263S">
            <text:p>20:35.3</text:p>
          </table:table-cell>
          <table:table-cell office:value-type="string">
            <text:p>Guidelines 1-27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style-name="ce3" office:value-type="time" office:time-value="PT16H20M34.982S">
            <text:p>20:35.0</text:p>
          </table:table-cell>
          <table:table-cell office:value-type="string">
            <text:p>Guidelines 1-19</text:p>
          </table:table-cell>
          <table:table-cell office:value-type="string">
            <text:p>/channels/login.do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2">
            <text:p>42</text:p>
          </table:table-cell>
          <table:table-cell table:style-name="ce3" office:value-type="time" office:time-value="PT16H20M35.304S">
            <text:p>20:35.3</text:p>
          </table:table-cell>
          <table:table-cell office:value-type="string">
            <text:p>Guidelines 1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3" office:value-type="time" office:time-value="PT16H20M35.339S">
            <text:p>20:35.3</text:p>
          </table:table-cell>
          <table:table-cell office:value-type="string">
            <text:p>Guidelines 1-2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3" office:value-type="time" office:time-value="PT16H20M34.945S">
            <text:p>20:34.9</text:p>
          </table:table-cell>
          <table:table-cell office:value-type="string">
            <text:p>Guidelines 1-18</text:p>
          </table:table-cell>
          <table:table-cell office:value-type="string">
            <text:p>/channels/login.do</text:p>
          </table:table-cell>
          <table:table-cell office:value-type="float" office:value="416">
            <text:p>41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5">
            <text:p>45</text:p>
          </table:table-cell>
          <table:table-cell table:style-name="ce3" office:value-type="time" office:time-value="PT16H20M35.2S">
            <text:p>20:35.2</text:p>
          </table:table-cell>
          <table:table-cell office:value-type="string">
            <text:p>Guidelines 1-25</text:p>
          </table:table-cell>
          <table:table-cell office:value-type="string">
            <text:p>/channels/login.do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style-name="ce3" office:value-type="time" office:time-value="PT16H20M35.39S">
            <text:p>20:35.4</text:p>
          </table:table-cell>
          <table:table-cell office:value-type="string">
            <text:p>Guidelines 1-30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47">
            <text:p>47</text:p>
          </table:table-cell>
          <table:table-cell table:style-name="ce3" office:value-type="time" office:time-value="PT16H20M34.931S">
            <text:p>20:34.9</text:p>
          </table:table-cell>
          <table:table-cell office:value-type="string">
            <text:p>Guidelines 1-8</text:p>
          </table:table-cell>
          <table:table-cell office:value-type="string">
            <text:p>/channels/;jsessionid=cj4coccmcky6j7obefq9zpml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48">
            <text:p>48</text:p>
          </table:table-cell>
          <table:table-cell table:style-name="ce3" office:value-type="time" office:time-value="PT16H20M34.922S">
            <text:p>20:34.9</text:p>
          </table:table-cell>
          <table:table-cell office:value-type="string">
            <text:p>Guidelines 1-11</text:p>
          </table:table-cell>
          <table:table-cell office:value-type="string">
            <text:p>/channels/;jsessionid=cj4coccmcky6j7obefq9zpml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3" office:value-type="time" office:time-value="PT16H20M34.912S">
            <text:p>20:34.9</text:p>
          </table:table-cell>
          <table:table-cell office:value-type="string">
            <text:p>Guidelines 1-17</text:p>
          </table:table-cell>
          <table:table-cell office:value-type="string">
            <text:p>/channels/login.do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0">
            <text:p>50</text:p>
          </table:table-cell>
          <table:table-cell table:style-name="ce3" office:value-type="time" office:time-value="PT16H20M34.904S">
            <text:p>20:34.9</text:p>
          </table:table-cell>
          <table:table-cell office:value-type="string">
            <text:p>Guidelines 1-9</text:p>
          </table:table-cell>
          <table:table-cell office:value-type="string">
            <text:p>/channels/;jsessionid=cj4coccmcky6j7obefq9zpml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51">
            <text:p>51</text:p>
          </table:table-cell>
          <table:table-cell table:style-name="ce3" office:value-type="time" office:time-value="PT16H20M34.86S">
            <text:p>20:34.9</text:p>
          </table:table-cell>
          <table:table-cell office:value-type="string">
            <text:p>Guidelines 1-10</text:p>
          </table:table-cell>
          <table:table-cell office:value-type="string">
            <text:p>/channels/;jsessionid=cj4coccmcky6j7obefq9zpml</text:p>
          </table:table-cell>
          <table:table-cell office:value-type="float" office:value="672">
            <text:p>67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3" office:value-type="time" office:time-value="PT16H20M34.877S">
            <text:p>20:34.9</text:p>
          </table:table-cell>
          <table:table-cell office:value-type="string">
            <text:p>Guidelines 1-15</text:p>
          </table:table-cell>
          <table:table-cell office:value-type="string">
            <text:p>/channels/login.do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3">
            <text:p>53</text:p>
          </table:table-cell>
          <table:table-cell table:style-name="ce3" office:value-type="time" office:time-value="PT16H20M34.882S">
            <text:p>20:34.9</text:p>
          </table:table-cell>
          <table:table-cell office:value-type="string">
            <text:p>Guidelines 1-16</text:p>
          </table:table-cell>
          <table:table-cell office:value-type="string">
            <text:p>/channels/login.do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4">
            <text:p>54</text:p>
          </table:table-cell>
          <table:table-cell table:style-name="ce3" office:value-type="time" office:time-value="PT16H20M34.857S">
            <text:p>20:34.9</text:p>
          </table:table-cell>
          <table:table-cell office:value-type="string">
            <text:p>Guidelines 1-2</text:p>
          </table:table-cell>
          <table:table-cell office:value-type="string">
            <text:p>/channels/;jsessionid=cj4coccmcky6j7obefq9zpml</text:p>
          </table:table-cell>
          <table:table-cell office:value-type="float" office:value="867">
            <text:p>867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3" office:value-type="time" office:time-value="PT16H20M34.799S">
            <text:p>20:34.8</text:p>
          </table:table-cell>
          <table:table-cell office:value-type="string">
            <text:p>Guidelines 1-14</text:p>
          </table:table-cell>
          <table:table-cell office:value-type="string">
            <text:p>/channels/login.do</text:p>
          </table:table-cell>
          <table:table-cell office:value-type="float" office:value="1083">
            <text:p>108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6">
            <text:p>56</text:p>
          </table:table-cell>
          <table:table-cell table:style-name="ce3" office:value-type="time" office:time-value="PT16H20M34.759S">
            <text:p>20:34.8</text:p>
          </table:table-cell>
          <table:table-cell office:value-type="string">
            <text:p>Guidelines 1-13</text:p>
          </table:table-cell>
          <table:table-cell office:value-type="string">
            <text:p>/channels/login.do</text:p>
          </table:table-cell>
          <table:table-cell office:value-type="float" office:value="1267">
            <text:p>126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3" office:value-type="time" office:time-value="PT16H20M35.73S">
            <text:p>20:35.7</text:p>
          </table:table-cell>
          <table:table-cell office:value-type="string">
            <text:p>Guidelines 1-2</text:p>
          </table:table-cell>
          <table:table-cell office:value-type="string">
            <text:p>/channels/home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3" office:value-type="time" office:time-value="PT16H20M36.04S">
            <text:p>20:36.0</text:p>
          </table:table-cell>
          <table:table-cell office:value-type="string">
            <text:p>Guidelines 1-2</text:p>
          </table:table-cell>
          <table:table-cell office:value-type="string">
            <text:p>/channels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59">
            <text:p>59</text:p>
          </table:table-cell>
          <table:table-cell table:style-name="ce3" office:value-type="time" office:time-value="PT16H20M34.723S">
            <text:p>20:34.7</text:p>
          </table:table-cell>
          <table:table-cell office:value-type="string">
            <text:p>Guidelines 1-12</text:p>
          </table:table-cell>
          <table:table-cell office:value-type="string">
            <text:p>/channels/login.do</text:p>
          </table:table-cell>
          <table:table-cell office:value-type="float" office:value="1336">
            <text:p>133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60">
            <text:p>60</text:p>
          </table:table-cell>
          <table:table-cell table:style-name="ce3" office:value-type="time" office:time-value="PT16H20M35.57S">
            <text:p>20:35.6</text:p>
          </table:table-cell>
          <table:table-cell office:value-type="string">
            <text:p>Guidelines 1-16</text:p>
          </table:table-cell>
          <table:table-cell office:value-type="string">
            <text:p>/channels/;jsessionid=cj4coccmcky6j7obefq9zpml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61">
            <text:p>61</text:p>
          </table:table-cell>
          <table:table-cell table:style-name="ce3" office:value-type="time" office:time-value="PT16H20M35.535S">
            <text:p>20:35.5</text:p>
          </table:table-cell>
          <table:table-cell office:value-type="string">
            <text:p>Guidelines 1-10</text:p>
          </table:table-cell>
          <table:table-cell office:value-type="string">
            <text:p>/channels/home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62">
            <text:p>62</text:p>
          </table:table-cell>
          <table:table-cell table:style-name="ce3" office:value-type="time" office:time-value="PT16H20M35.555S">
            <text:p>20:35.6</text:p>
          </table:table-cell>
          <table:table-cell office:value-type="string">
            <text:p>Guidelines 1-15</text:p>
          </table:table-cell>
          <table:table-cell office:value-type="string">
            <text:p>/channels/;jsessionid=cj4coccmcky6j7obefq9zpml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63">
            <text:p>63</text:p>
          </table:table-cell>
          <table:table-cell table:style-name="ce3" office:value-type="time" office:time-value="PT16H20M36.1S">
            <text:p>20:36.1</text:p>
          </table:table-cell>
          <table:table-cell office:value-type="string">
            <text:p>Guidelines 1-10</text:p>
          </table:table-cell>
          <table:table-cell office:value-type="string">
            <text:p>/channels/participants</text:p>
          </table:table-cell>
          <table:table-cell office:value-type="float" office:value="12">
            <text:p>1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64">
            <text:p>64</text:p>
          </table:table-cell>
          <table:table-cell table:style-name="ce3" office:value-type="time" office:time-value="PT16H20M35.43S">
            <text:p>20:35.4</text:p>
          </table:table-cell>
          <table:table-cell office:value-type="string">
            <text:p>Guidelines 1-11</text:p>
          </table:table-cell>
          <table:table-cell office:value-type="string">
            <text:p>/channels/home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65">
            <text:p>65</text:p>
          </table:table-cell>
          <table:table-cell table:style-name="ce3" office:value-type="time" office:time-value="PT16H20M36.115S">
            <text:p>20:36.1</text:p>
          </table:table-cell>
          <table:table-cell office:value-type="string">
            <text:p>Guidelines 1-11</text:p>
          </table:table-cell>
          <table:table-cell office:value-type="string">
            <text:p>/channels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66">
            <text:p>66</text:p>
          </table:table-cell>
          <table:table-cell table:style-name="ce3" office:value-type="time" office:time-value="PT16H20M35.42S">
            <text:p>20:35.4</text:p>
          </table:table-cell>
          <table:table-cell office:value-type="string">
            <text:p>Guidelines 1-8</text:p>
          </table:table-cell>
          <table:table-cell office:value-type="string">
            <text:p>/channels/home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67">
            <text:p>67</text:p>
          </table:table-cell>
          <table:table-cell table:style-name="ce3" office:value-type="time" office:time-value="PT16H20M36.135S">
            <text:p>20:36.1</text:p>
          </table:table-cell>
          <table:table-cell office:value-type="string">
            <text:p>Guidelines 1-8</text:p>
          </table:table-cell>
          <table:table-cell office:value-type="string">
            <text:p>/channels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68">
            <text:p>68</text:p>
          </table:table-cell>
          <table:table-cell table:style-name="ce3" office:value-type="time" office:time-value="PT16H20M35.485S">
            <text:p>20:35.5</text:p>
          </table:table-cell>
          <table:table-cell office:value-type="string">
            <text:p>Guidelines 1-9</text:p>
          </table:table-cell>
          <table:table-cell office:value-type="string">
            <text:p>/channels/home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69">
            <text:p>69</text:p>
          </table:table-cell>
          <table:table-cell table:style-name="ce3" office:value-type="time" office:time-value="PT16H20M36.19S">
            <text:p>20:36.2</text:p>
          </table:table-cell>
          <table:table-cell office:value-type="string">
            <text:p>Guidelines 1-9</text:p>
          </table:table-cell>
          <table:table-cell office:value-type="string">
            <text:p>/channels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70">
            <text:p>70</text:p>
          </table:table-cell>
          <table:table-cell table:style-name="ce3" office:value-type="time" office:time-value="PT16H20M35.445S">
            <text:p>20:35.4</text:p>
          </table:table-cell>
          <table:table-cell office:value-type="string">
            <text:p>Guidelines 1-17</text:p>
          </table:table-cell>
          <table:table-cell office:value-type="string">
            <text:p>/channels/;jsessionid=cj4coccmcky6j7obefq9zpml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1">
            <text:p>71</text:p>
          </table:table-cell>
          <table:table-cell table:style-name="ce3" office:value-type="time" office:time-value="PT16H20M35.395S">
            <text:p>20:35.4</text:p>
          </table:table-cell>
          <table:table-cell office:value-type="string">
            <text:p>Guidelines 1-30</text:p>
          </table:table-cell>
          <table:table-cell office:value-type="string">
            <text:p>/channels/login.do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72">
            <text:p>72</text:p>
          </table:table-cell>
          <table:table-cell table:style-name="ce3" office:value-type="time" office:time-value="PT16H20M35.374S">
            <text:p>20:35.4</text:p>
          </table:table-cell>
          <table:table-cell office:value-type="string">
            <text:p>Guidelines 1-25</text:p>
          </table:table-cell>
          <table:table-cell office:value-type="string">
            <text:p>/channels/;jsessionid=cj4coccmcky6j7obefq9zpml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3">
            <text:p>73</text:p>
          </table:table-cell>
          <table:table-cell table:style-name="ce3" office:value-type="time" office:time-value="PT16H20M35.362S">
            <text:p>20:35.4</text:p>
          </table:table-cell>
          <table:table-cell office:value-type="string">
            <text:p>Guidelines 1-18</text:p>
          </table:table-cell>
          <table:table-cell office:value-type="string">
            <text:p>/channels/;jsessionid=cj4coccmcky6j7obefq9zpml</text:p>
          </table:table-cell>
          <table:table-cell office:value-type="float" office:value="913">
            <text:p>913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4">
            <text:p>74</text:p>
          </table:table-cell>
          <table:table-cell table:style-name="ce3" office:value-type="time" office:time-value="PT16H20M35.345S">
            <text:p>20:35.3</text:p>
          </table:table-cell>
          <table:table-cell office:value-type="string">
            <text:p>Guidelines 1-29</text:p>
          </table:table-cell>
          <table:table-cell office:value-type="string">
            <text:p>/channels/login.do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75">
            <text:p>75</text:p>
          </table:table-cell>
          <table:table-cell table:style-name="ce3" office:value-type="time" office:time-value="PT16H20M35.293S">
            <text:p>20:35.3</text:p>
          </table:table-cell>
          <table:table-cell office:value-type="string">
            <text:p>Guidelines 1-19</text:p>
          </table:table-cell>
          <table:table-cell office:value-type="string">
            <text:p>/channels/;jsessionid=cj4coccmcky6j7obefq9zpml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76">
            <text:p>76</text:p>
          </table:table-cell>
          <table:table-cell table:style-name="ce3" office:value-type="time" office:time-value="PT16H20M35.239S">
            <text:p>20:35.2</text:p>
          </table:table-cell>
          <table:table-cell office:value-type="string">
            <text:p>Guidelines 1-26</text:p>
          </table:table-cell>
          <table:table-cell office:value-type="string">
            <text:p>/channels/login.do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77">
            <text:p>77</text:p>
          </table:table-cell>
          <table:table-cell table:style-name="ce3" office:value-type="time" office:time-value="PT16H20M35.271S">
            <text:p>20:35.3</text:p>
          </table:table-cell>
          <table:table-cell office:value-type="string">
            <text:p>Guidelines 1-27</text:p>
          </table:table-cell>
          <table:table-cell office:value-type="string">
            <text:p>/channels/login.do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78">
            <text:p>78</text:p>
          </table:table-cell>
          <table:table-cell table:style-name="ce3" office:value-type="time" office:time-value="PT16H20M35.255S">
            <text:p>20:35.3</text:p>
          </table:table-cell>
          <table:table-cell office:value-type="string">
            <text:p>Guidelines 1-6</text:p>
          </table:table-cell>
          <table:table-cell office:value-type="string">
            <text:p>/channels/home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79">
            <text:p>79</text:p>
          </table:table-cell>
          <table:table-cell table:style-name="ce3" office:value-type="time" office:time-value="PT16H20M36.535S">
            <text:p>20:36.5</text:p>
          </table:table-cell>
          <table:table-cell office:value-type="string">
            <text:p>Guidelines 1-6</text:p>
          </table:table-cell>
          <table:table-cell office:value-type="string">
            <text:p>/channels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80">
            <text:p>80</text:p>
          </table:table-cell>
          <table:table-cell table:style-name="ce3" office:value-type="time" office:time-value="PT16H20M35.311S">
            <text:p>20:35.3</text:p>
          </table:table-cell>
          <table:table-cell office:value-type="string">
            <text:p>Guidelines 1-28</text:p>
          </table:table-cell>
          <table:table-cell office:value-type="string">
            <text:p>/channels/login.do</text:p>
          </table:table-cell>
          <table:table-cell office:value-type="float" office:value="1248">
            <text:p>1248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1">
            <text:p>81</text:p>
          </table:table-cell>
          <table:table-cell table:style-name="ce3" office:value-type="time" office:time-value="PT16H20M35.238S">
            <text:p>20:35.2</text:p>
          </table:table-cell>
          <table:table-cell office:value-type="string">
            <text:p>Guidelines 1-20</text:p>
          </table:table-cell>
          <table:table-cell office:value-type="string">
            <text:p>/channels/;jsessionid=cj4coccmcky6j7obefq9zpml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82">
            <text:p>82</text:p>
          </table:table-cell>
          <table:table-cell table:style-name="ce3" office:value-type="time" office:time-value="PT16H20M35.195S">
            <text:p>20:35.2</text:p>
          </table:table-cell>
          <table:table-cell office:value-type="string">
            <text:p>Guidelines 1-1</text:p>
          </table:table-cell>
          <table:table-cell office:value-type="string">
            <text:p>/channels/;jsessionid=cj4coccmcky6j7obefq9zpml</text:p>
          </table:table-cell>
          <table:table-cell office:value-type="float" office:value="1383">
            <text:p>1383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3">
            <text:p>83</text:p>
          </table:table-cell>
          <table:table-cell table:style-name="ce3" office:value-type="time" office:time-value="PT16H20M35.184S">
            <text:p>20:35.2</text:p>
          </table:table-cell>
          <table:table-cell office:value-type="string">
            <text:p>Guidelines 1-5</text:p>
          </table:table-cell>
          <table:table-cell office:value-type="string">
            <text:p>/channels/;jsessionid=cj4coccmcky6j7obefq9zpml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4">
            <text:p>84</text:p>
          </table:table-cell>
          <table:table-cell table:style-name="ce3" office:value-type="time" office:time-value="PT16H20M35.167S">
            <text:p>20:35.2</text:p>
          </table:table-cell>
          <table:table-cell office:value-type="string">
            <text:p>Guidelines 1-3</text:p>
          </table:table-cell>
          <table:table-cell office:value-type="string">
            <text:p>/channels/;jsessionid=cj4coccmcky6j7obefq9zpml</text:p>
          </table:table-cell>
          <table:table-cell office:value-type="float" office:value="1434">
            <text:p>1434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5">
            <text:p>85</text:p>
          </table:table-cell>
          <table:table-cell table:style-name="ce3" office:value-type="time" office:time-value="PT16H20M35.123S">
            <text:p>20:35.1</text:p>
          </table:table-cell>
          <table:table-cell office:value-type="string">
            <text:p>Guidelines 1-23</text:p>
          </table:table-cell>
          <table:table-cell office:value-type="string">
            <text:p>/channels/login.do</text:p>
          </table:table-cell>
          <table:table-cell office:value-type="float" office:value="1576">
            <text:p>1576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86">
            <text:p>86</text:p>
          </table:table-cell>
          <table:table-cell table:style-name="ce3" office:value-type="time" office:time-value="PT16H20M35.108S">
            <text:p>20:35.1</text:p>
          </table:table-cell>
          <table:table-cell office:value-type="string">
            <text:p>Guidelines 1-7</text:p>
          </table:table-cell>
          <table:table-cell office:value-type="string">
            <text:p>/channels/;jsessionid=cj4coccmcky6j7obefq9zpml</text:p>
          </table:table-cell>
          <table:table-cell office:value-type="float" office:value="1628">
            <text:p>1628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7">
            <text:p>87</text:p>
          </table:table-cell>
          <table:table-cell table:style-name="ce3" office:value-type="time" office:time-value="PT16H20M35.099S">
            <text:p>20:35.1</text:p>
          </table:table-cell>
          <table:table-cell office:value-type="string">
            <text:p>Guidelines 1-4</text:p>
          </table:table-cell>
          <table:table-cell office:value-type="string">
            <text:p>/channels/;jsessionid=cj4coccmcky6j7obefq9zpml</text:p>
          </table:table-cell>
          <table:table-cell office:value-type="float" office:value="1657">
            <text:p>1657</text:p>
          </table:table-cell>
          <table:table-cell office:value-type="string">
            <text:p>Success</text:p>
          </table:table-cell>
          <table:table-cell office:value-type="float" office:value="25814">
            <text:p>25814</text:p>
          </table:table-cell>
          <table:table-cell table:number-columns-repeated="1017"/>
        </table:table-row>
        <table:table-row table:style-name="ro3">
          <table:table-cell office:value-type="float" office:value="88">
            <text:p>88</text:p>
          </table:table-cell>
          <table:table-cell table:style-name="ce3" office:value-type="time" office:time-value="PT16H20M36.085S">
            <text:p>20:36.1</text:p>
          </table:table-cell>
          <table:table-cell office:value-type="string">
            <text:p>Guidelines 1-16</text:p>
          </table:table-cell>
          <table:table-cell office:value-type="string">
            <text:p>/channels/home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89">
            <text:p>89</text:p>
          </table:table-cell>
          <table:table-cell table:style-name="ce3" office:value-type="time" office:time-value="PT16H20M36.81S">
            <text:p>20:36.8</text:p>
          </table:table-cell>
          <table:table-cell office:value-type="string">
            <text:p>Guidelines 1-16</text:p>
          </table:table-cell>
          <table:table-cell office:value-type="string">
            <text:p>/channels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0">
            <text:p>90</text:p>
          </table:table-cell>
          <table:table-cell table:style-name="ce3" office:value-type="time" office:time-value="PT16H20M35.086S">
            <text:p>20:35.1</text:p>
          </table:table-cell>
          <table:table-cell office:value-type="string">
            <text:p>Guidelines 1-22</text:p>
          </table:table-cell>
          <table:table-cell office:value-type="string">
            <text:p>/channels/login.do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91">
            <text:p>91</text:p>
          </table:table-cell>
          <table:table-cell table:style-name="ce3" office:value-type="time" office:time-value="PT16H20M35.158S">
            <text:p>20:35.2</text:p>
          </table:table-cell>
          <table:table-cell office:value-type="string">
            <text:p>Guidelines 1-24</text:p>
          </table:table-cell>
          <table:table-cell office:value-type="string">
            <text:p>/channels/login.do</text:p>
          </table:table-cell>
          <table:table-cell office:value-type="float" office:value="1887">
            <text:p>188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92">
            <text:p>92</text:p>
          </table:table-cell>
          <table:table-cell table:style-name="ce3" office:value-type="time" office:time-value="PT16H20M35.05S">
            <text:p>20:35.1</text:p>
          </table:table-cell>
          <table:table-cell office:value-type="string">
            <text:p>Guidelines 1-21</text:p>
          </table:table-cell>
          <table:table-cell office:value-type="string">
            <text:p>/channels/login.do</text:p>
          </table:table-cell>
          <table:table-cell office:value-type="float" office:value="2007">
            <text:p>2007</text:p>
          </table:table-cell>
          <table:table-cell office:value-type="string">
            <text:p>Success</text:p>
          </table:table-cell>
          <table:table-cell office:value-type="float" office:value="25772">
            <text:p>25772</text:p>
          </table:table-cell>
          <table:table-cell table:number-columns-repeated="1017"/>
        </table:table-row>
        <table:table-row table:style-name="ro3">
          <table:table-cell office:value-type="float" office:value="93">
            <text:p>93</text:p>
          </table:table-cell>
          <table:table-cell table:style-name="ce3" office:value-type="time" office:time-value="PT16H20M36.6S">
            <text:p>20:36.6</text:p>
          </table:table-cell>
          <table:table-cell office:value-type="string">
            <text:p>Guidelines 1-3</text:p>
          </table:table-cell>
          <table:table-cell office:value-type="string">
            <text:p>/channels/home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94">
            <text:p>94</text:p>
          </table:table-cell>
          <table:table-cell table:style-name="ce3" office:value-type="time" office:time-value="PT16H20M37.07S">
            <text:p>20:37.1</text:p>
          </table:table-cell>
          <table:table-cell office:value-type="string">
            <text:p>Guidelines 1-3</text:p>
          </table:table-cell>
          <table:table-cell office:value-type="string">
            <text:p>/channels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5">
            <text:p>95</text:p>
          </table:table-cell>
          <table:table-cell table:style-name="ce3" office:value-type="time" office:time-value="PT16H20M36.57S">
            <text:p>20:36.6</text:p>
          </table:table-cell>
          <table:table-cell office:value-type="string">
            <text:p>Guidelines 1-20</text:p>
          </table:table-cell>
          <table:table-cell office:value-type="string">
            <text:p>/channels/home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96">
            <text:p>96</text:p>
          </table:table-cell>
          <table:table-cell table:style-name="ce3" office:value-type="time" office:time-value="PT16H20M37.08S">
            <text:p>20:37.1</text:p>
          </table:table-cell>
          <table:table-cell office:value-type="string">
            <text:p>Guidelines 1-20</text:p>
          </table:table-cell>
          <table:table-cell office:value-type="string">
            <text:p>/channels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97">
            <text:p>97</text:p>
          </table:table-cell>
          <table:table-cell table:style-name="ce3" office:value-type="time" office:time-value="PT16H20M36.58S">
            <text:p>20:36.6</text:p>
          </table:table-cell>
          <table:table-cell office:value-type="string">
            <text:p>Guidelines 1-1</text:p>
          </table:table-cell>
          <table:table-cell office:value-type="string">
            <text:p>/channels/home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98">
            <text:p>98</text:p>
          </table:table-cell>
          <table:table-cell table:style-name="ce3" office:value-type="time" office:time-value="PT16H20M36.52S">
            <text:p>20:36.5</text:p>
          </table:table-cell>
          <table:table-cell office:value-type="string">
            <text:p>Guidelines 1-27</text:p>
          </table:table-cell>
          <table:table-cell office:value-type="string">
            <text:p>/channels/;jsessionid=cj4coccmcky6j7obefq9zpml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99">
            <text:p>99</text:p>
          </table:table-cell>
          <table:table-cell table:style-name="ce3" office:value-type="time" office:time-value="PT16H20M37.1S">
            <text:p>20:37.1</text:p>
          </table:table-cell>
          <table:table-cell office:value-type="string">
            <text:p>Guidelines 1-1</text:p>
          </table:table-cell>
          <table:table-cell office:value-type="string">
            <text:p>/channels/participants</text:p>
          </table:table-cell>
          <table:table-cell office:value-type="float" office:value="17">
            <text:p>1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00">
            <text:p>100</text:p>
          </table:table-cell>
          <table:table-cell table:style-name="ce3" office:value-type="time" office:time-value="PT16H20M36.56S">
            <text:p>20:36.6</text:p>
          </table:table-cell>
          <table:table-cell office:value-type="string">
            <text:p>Guidelines 1-28</text:p>
          </table:table-cell>
          <table:table-cell office:value-type="string">
            <text:p>/channels/;jsessionid=cj4coccmcky6j7obefq9zpml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01">
            <text:p>101</text:p>
          </table:table-cell>
          <table:table-cell table:style-name="ce3" office:value-type="time" office:time-value="PT16H20M36.59S">
            <text:p>20:36.6</text:p>
          </table:table-cell>
          <table:table-cell office:value-type="string">
            <text:p>Guidelines 1-5</text:p>
          </table:table-cell>
          <table:table-cell office:value-type="string">
            <text:p>/channels/home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02">
            <text:p>102</text:p>
          </table:table-cell>
          <table:table-cell table:style-name="ce3" office:value-type="time" office:time-value="PT16H20M36.425S">
            <text:p>20:36.4</text:p>
          </table:table-cell>
          <table:table-cell office:value-type="string">
            <text:p>Guidelines 1-26</text:p>
          </table:table-cell>
          <table:table-cell office:value-type="string">
            <text:p>/channels/;jsessionid=cj4coccmcky6j7obefq9zpml</text:p>
          </table:table-cell>
          <table:table-cell office:value-type="float" office:value="721">
            <text:p>72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03">
            <text:p>103</text:p>
          </table:table-cell>
          <table:table-cell table:style-name="ce3" office:value-type="time" office:time-value="PT16H20M37.13S">
            <text:p>20:37.1</text:p>
          </table:table-cell>
          <table:table-cell office:value-type="string">
            <text:p>Guidelines 1-5</text:p>
          </table:table-cell>
          <table:table-cell office:value-type="string">
            <text:p>/channels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04">
            <text:p>104</text:p>
          </table:table-cell>
          <table:table-cell table:style-name="ce3" office:value-type="time" office:time-value="PT16H20M36.7S">
            <text:p>20:36.7</text:p>
          </table:table-cell>
          <table:table-cell office:value-type="string">
            <text:p>Guidelines 1-23</text:p>
          </table:table-cell>
          <table:table-cell office:value-type="string">
            <text:p>/channels/;jsessionid=cj4coccmcky6j7obefq9zpml</text:p>
          </table:table-cell>
          <table:table-cell office:value-type="float" office:value="452">
            <text:p>45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05">
            <text:p>105</text:p>
          </table:table-cell>
          <table:table-cell table:style-name="ce3" office:value-type="time" office:time-value="PT16H20M36.405S">
            <text:p>20:36.4</text:p>
          </table:table-cell>
          <table:table-cell office:value-type="string">
            <text:p>Guidelines 1-19</text:p>
          </table:table-cell>
          <table:table-cell office:value-type="string">
            <text:p>/channels/home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06">
            <text:p>106</text:p>
          </table:table-cell>
          <table:table-cell table:style-name="ce3" office:value-type="time" office:time-value="PT16H20M36.275S">
            <text:p>20:36.3</text:p>
          </table:table-cell>
          <table:table-cell office:value-type="string">
            <text:p>Guidelines 1-18</text:p>
          </table:table-cell>
          <table:table-cell office:value-type="string">
            <text:p>/channels/home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07">
            <text:p>107</text:p>
          </table:table-cell>
          <table:table-cell table:style-name="ce3" office:value-type="time" office:time-value="PT16H20M37.165S">
            <text:p>20:37.2</text:p>
          </table:table-cell>
          <table:table-cell office:value-type="string">
            <text:p>Guidelines 1-19</text:p>
          </table:table-cell>
          <table:table-cell office:value-type="string">
            <text:p>/channels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08">
            <text:p>108</text:p>
          </table:table-cell>
          <table:table-cell table:style-name="ce3" office:value-type="time" office:time-value="PT16H20M37.17S">
            <text:p>20:37.2</text:p>
          </table:table-cell>
          <table:table-cell office:value-type="string">
            <text:p>Guidelines 1-18</text:p>
          </table:table-cell>
          <table:table-cell office:value-type="string">
            <text:p>/channels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09">
            <text:p>109</text:p>
          </table:table-cell>
          <table:table-cell table:style-name="ce3" office:value-type="time" office:time-value="PT16H20M36.285S">
            <text:p>20:36.3</text:p>
          </table:table-cell>
          <table:table-cell office:value-type="string">
            <text:p>Guidelines 1-29</text:p>
          </table:table-cell>
          <table:table-cell office:value-type="string">
            <text:p>/channels/;jsessionid=cj4coccmcky6j7obefq9zpml</text:p>
          </table:table-cell>
          <table:table-cell office:value-type="float" office:value="902">
            <text:p>902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0">
            <text:p>110</text:p>
          </table:table-cell>
          <table:table-cell table:style-name="ce3" office:value-type="time" office:time-value="PT16H20M36.26S">
            <text:p>20:36.3</text:p>
          </table:table-cell>
          <table:table-cell office:value-type="string">
            <text:p>Guidelines 1-25</text:p>
          </table:table-cell>
          <table:table-cell office:value-type="string">
            <text:p>/channels/home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11">
            <text:p>111</text:p>
          </table:table-cell>
          <table:table-cell table:style-name="ce3" office:value-type="time" office:time-value="PT16H20M36.22S">
            <text:p>20:36.2</text:p>
          </table:table-cell>
          <table:table-cell office:value-type="string">
            <text:p>Guidelines 1-30</text:p>
          </table:table-cell>
          <table:table-cell office:value-type="string">
            <text:p>/channels/;jsessionid=cj4coccmcky6j7obefq9zpml</text:p>
          </table:table-cell>
          <table:table-cell office:value-type="float" office:value="989">
            <text:p>98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2">
            <text:p>112</text:p>
          </table:table-cell>
          <table:table-cell table:style-name="ce3" office:value-type="time" office:time-value="PT16H20M37.2S">
            <text:p>20:37.2</text:p>
          </table:table-cell>
          <table:table-cell office:value-type="string">
            <text:p>Guidelines 1-25</text:p>
          </table:table-cell>
          <table:table-cell office:value-type="string">
            <text:p>/channels/participants</text:p>
          </table:table-cell>
          <table:table-cell office:value-type="float" office:value="16">
            <text:p>1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13">
            <text:p>113</text:p>
          </table:table-cell>
          <table:table-cell table:style-name="ce3" office:value-type="time" office:time-value="PT16H20M36.105S">
            <text:p>20:36.1</text:p>
          </table:table-cell>
          <table:table-cell office:value-type="string">
            <text:p>Guidelines 1-15</text:p>
          </table:table-cell>
          <table:table-cell office:value-type="string">
            <text:p>/channels/home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14">
            <text:p>114</text:p>
          </table:table-cell>
          <table:table-cell table:style-name="ce3" office:value-type="time" office:time-value="PT16H20M37.23S">
            <text:p>20:37.2</text:p>
          </table:table-cell>
          <table:table-cell office:value-type="string">
            <text:p>Guidelines 1-15</text:p>
          </table:table-cell>
          <table:table-cell office:value-type="string">
            <text:p>/channels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15">
            <text:p>115</text:p>
          </table:table-cell>
          <table:table-cell table:style-name="ce3" office:value-type="time" office:time-value="PT16H20M36.06S">
            <text:p>20:36.1</text:p>
          </table:table-cell>
          <table:table-cell office:value-type="string">
            <text:p>Guidelines 1-12</text:p>
          </table:table-cell>
          <table:table-cell office:value-type="string">
            <text:p>/channels/;jsessionid=cj4coccmcky6j7obefq9zpml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6">
            <text:p>116</text:p>
          </table:table-cell>
          <table:table-cell table:style-name="ce3" office:value-type="time" office:time-value="PT16H20M36.03S">
            <text:p>20:36.0</text:p>
          </table:table-cell>
          <table:table-cell office:value-type="string">
            <text:p>Guidelines 1-13</text:p>
          </table:table-cell>
          <table:table-cell office:value-type="string">
            <text:p>/channels/;jsessionid=cj4coccmcky6j7obefq9zpml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7">
            <text:p>117</text:p>
          </table:table-cell>
          <table:table-cell table:style-name="ce3" office:value-type="time" office:time-value="PT16H20M36.21S">
            <text:p>20:36.2</text:p>
          </table:table-cell>
          <table:table-cell office:value-type="string">
            <text:p>Guidelines 1-17</text:p>
          </table:table-cell>
          <table:table-cell office:value-type="string">
            <text:p>/channels/home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18">
            <text:p>118</text:p>
          </table:table-cell>
          <table:table-cell table:style-name="ce3" office:value-type="time" office:time-value="PT16H20M35.885S">
            <text:p>20:35.9</text:p>
          </table:table-cell>
          <table:table-cell office:value-type="string">
            <text:p>Guidelines 1-14</text:p>
          </table:table-cell>
          <table:table-cell office:value-type="string">
            <text:p>/channels/;jsessionid=cj4coccmcky6j7obefq9zpml</text:p>
          </table:table-cell>
          <table:table-cell office:value-type="float" office:value="1411">
            <text:p>141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19">
            <text:p>119</text:p>
          </table:table-cell>
          <table:table-cell table:style-name="ce3" office:value-type="time" office:time-value="PT16H20M37.285S">
            <text:p>20:37.3</text:p>
          </table:table-cell>
          <table:table-cell office:value-type="string">
            <text:p>Guidelines 1-17</text:p>
          </table:table-cell>
          <table:table-cell office:value-type="string">
            <text:p>/channels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20">
            <text:p>120</text:p>
          </table:table-cell>
          <table:table-cell table:style-name="ce3" office:value-type="time" office:time-value="PT16H20M36.74S">
            <text:p>20:36.7</text:p>
          </table:table-cell>
          <table:table-cell office:value-type="string">
            <text:p>Guidelines 1-7</text:p>
          </table:table-cell>
          <table:table-cell office:value-type="string">
            <text:p>/channels/home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21">
            <text:p>121</text:p>
          </table:table-cell>
          <table:table-cell table:style-name="ce3" office:value-type="time" office:time-value="PT16H20M37.335S">
            <text:p>20:37.3</text:p>
          </table:table-cell>
          <table:table-cell office:value-type="string">
            <text:p>Guidelines 1-7</text:p>
          </table:table-cell>
          <table:table-cell office:value-type="string">
            <text:p>/channels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22">
            <text:p>122</text:p>
          </table:table-cell>
          <table:table-cell table:style-name="ce3" office:value-type="time" office:time-value="PT16H20M36.76S">
            <text:p>20:36.8</text:p>
          </table:table-cell>
          <table:table-cell office:value-type="string">
            <text:p>Guidelines 1-4</text:p>
          </table:table-cell>
          <table:table-cell office:value-type="string">
            <text:p>/channels/home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23">
            <text:p>123</text:p>
          </table:table-cell>
          <table:table-cell table:style-name="ce3" office:value-type="time" office:time-value="PT16H20M37.365S">
            <text:p>20:37.4</text:p>
          </table:table-cell>
          <table:table-cell office:value-type="string">
            <text:p>Guidelines 1-4</text:p>
          </table:table-cell>
          <table:table-cell office:value-type="string">
            <text:p>/channels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24">
            <text:p>124</text:p>
          </table:table-cell>
          <table:table-cell table:style-name="ce3" office:value-type="time" office:time-value="PT16H20M37.15S">
            <text:p>20:37.2</text:p>
          </table:table-cell>
          <table:table-cell office:value-type="string">
            <text:p>Guidelines 1-26</text:p>
          </table:table-cell>
          <table:table-cell office:value-type="string">
            <text:p>/channels/home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25">
            <text:p>125</text:p>
          </table:table-cell>
          <table:table-cell table:style-name="ce3" office:value-type="time" office:time-value="PT16H20M37.44S">
            <text:p>20:37.4</text:p>
          </table:table-cell>
          <table:table-cell office:value-type="string">
            <text:p>Guidelines 1-26</text:p>
          </table:table-cell>
          <table:table-cell office:value-type="string">
            <text:p>/channels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26">
            <text:p>126</text:p>
          </table:table-cell>
          <table:table-cell table:style-name="ce3" office:value-type="time" office:time-value="PT16H20M37.125S">
            <text:p>20:37.1</text:p>
          </table:table-cell>
          <table:table-cell office:value-type="string">
            <text:p>Guidelines 1-28</text:p>
          </table:table-cell>
          <table:table-cell office:value-type="string">
            <text:p>/channels/home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27">
            <text:p>127</text:p>
          </table:table-cell>
          <table:table-cell table:style-name="ce3" office:value-type="time" office:time-value="PT16H20M37.465S">
            <text:p>20:37.5</text:p>
          </table:table-cell>
          <table:table-cell office:value-type="string">
            <text:p>Guidelines 1-28</text:p>
          </table:table-cell>
          <table:table-cell office:value-type="string">
            <text:p>/channels/participants</text:p>
          </table:table-cell>
          <table:table-cell office:value-type="float" office:value="10">
            <text:p>10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28">
            <text:p>128</text:p>
          </table:table-cell>
          <table:table-cell table:style-name="ce3" office:value-type="time" office:time-value="PT16H20M37.05S">
            <text:p>20:37.1</text:p>
          </table:table-cell>
          <table:table-cell office:value-type="string">
            <text:p>Guidelines 1-24</text:p>
          </table:table-cell>
          <table:table-cell office:value-type="string">
            <text:p>/channels/;jsessionid=cj4coccmcky6j7obefq9zpml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29">
            <text:p>129</text:p>
          </table:table-cell>
          <table:table-cell table:style-name="ce3" office:value-type="time" office:time-value="PT16H20M37.06S">
            <text:p>20:37.1</text:p>
          </table:table-cell>
          <table:table-cell office:value-type="string">
            <text:p>Guidelines 1-21</text:p>
          </table:table-cell>
          <table:table-cell office:value-type="string">
            <text:p>/channels/;jsessionid=cj4coccmcky6j7obefq9zpml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30">
            <text:p>130</text:p>
          </table:table-cell>
          <table:table-cell table:style-name="ce3" office:value-type="time" office:time-value="PT16H20M37.105S">
            <text:p>20:37.1</text:p>
          </table:table-cell>
          <table:table-cell office:value-type="string">
            <text:p>Guidelines 1-27</text:p>
          </table:table-cell>
          <table:table-cell office:value-type="string">
            <text:p>/channels/home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31">
            <text:p>131</text:p>
          </table:table-cell>
          <table:table-cell table:style-name="ce3" office:value-type="time" office:time-value="PT16H20M37.155S">
            <text:p>20:37.2</text:p>
          </table:table-cell>
          <table:table-cell office:value-type="string">
            <text:p>Guidelines 1-23</text:p>
          </table:table-cell>
          <table:table-cell office:value-type="string">
            <text:p>/channels/home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32">
            <text:p>132</text:p>
          </table:table-cell>
          <table:table-cell table:style-name="ce3" office:value-type="time" office:time-value="PT16H20M37.55S">
            <text:p>20:37.6</text:p>
          </table:table-cell>
          <table:table-cell office:value-type="string">
            <text:p>Guidelines 1-27</text:p>
          </table:table-cell>
          <table:table-cell office:value-type="string">
            <text:p>/channels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33">
            <text:p>133</text:p>
          </table:table-cell>
          <table:table-cell table:style-name="ce3" office:value-type="time" office:time-value="PT16H20M37.56S">
            <text:p>20:37.6</text:p>
          </table:table-cell>
          <table:table-cell office:value-type="string">
            <text:p>Guidelines 1-23</text:p>
          </table:table-cell>
          <table:table-cell office:value-type="string">
            <text:p>/channels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34">
            <text:p>134</text:p>
          </table:table-cell>
          <table:table-cell table:style-name="ce3" office:value-type="time" office:time-value="PT16H20M37.19S">
            <text:p>20:37.2</text:p>
          </table:table-cell>
          <table:table-cell office:value-type="string">
            <text:p>Guidelines 1-29</text:p>
          </table:table-cell>
          <table:table-cell office:value-type="string">
            <text:p>/channels/home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35">
            <text:p>135</text:p>
          </table:table-cell>
          <table:table-cell table:style-name="ce3" office:value-type="time" office:time-value="PT16H20M37.21S">
            <text:p>20:37.2</text:p>
          </table:table-cell>
          <table:table-cell office:value-type="string">
            <text:p>Guidelines 1-30</text:p>
          </table:table-cell>
          <table:table-cell office:value-type="string">
            <text:p>/channels/home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36">
            <text:p>136</text:p>
          </table:table-cell>
          <table:table-cell table:style-name="ce3" office:value-type="time" office:time-value="PT16H20M37.58S">
            <text:p>20:37.6</text:p>
          </table:table-cell>
          <table:table-cell office:value-type="string">
            <text:p>Guidelines 1-29</text:p>
          </table:table-cell>
          <table:table-cell office:value-type="string">
            <text:p>/channels/participants</text:p>
          </table:table-cell>
          <table:table-cell office:value-type="float" office:value="31">
            <text:p>3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37">
            <text:p>137</text:p>
          </table:table-cell>
          <table:table-cell table:style-name="ce3" office:value-type="time" office:time-value="PT16H20M37.6S">
            <text:p>20:37.6</text:p>
          </table:table-cell>
          <table:table-cell office:value-type="string">
            <text:p>Guidelines 1-30</text:p>
          </table:table-cell>
          <table:table-cell office:value-type="string">
            <text:p>/channels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38">
            <text:p>138</text:p>
          </table:table-cell>
          <table:table-cell table:style-name="ce3" office:value-type="time" office:time-value="PT16H20M37.245S">
            <text:p>20:37.2</text:p>
          </table:table-cell>
          <table:table-cell office:value-type="string">
            <text:p>Guidelines 1-12</text:p>
          </table:table-cell>
          <table:table-cell office:value-type="string">
            <text:p>/channels/home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39">
            <text:p>139</text:p>
          </table:table-cell>
          <table:table-cell table:style-name="ce3" office:value-type="time" office:time-value="PT16H20M37.26S">
            <text:p>20:37.3</text:p>
          </table:table-cell>
          <table:table-cell office:value-type="string">
            <text:p>Guidelines 1-13</text:p>
          </table:table-cell>
          <table:table-cell office:value-type="string">
            <text:p>/channels/home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40">
            <text:p>140</text:p>
          </table:table-cell>
          <table:table-cell table:style-name="ce3" office:value-type="time" office:time-value="PT16H20M37.63S">
            <text:p>20:37.6</text:p>
          </table:table-cell>
          <table:table-cell office:value-type="string">
            <text:p>Guidelines 1-12</text:p>
          </table:table-cell>
          <table:table-cell office:value-type="string">
            <text:p>/channels/participants</text:p>
          </table:table-cell>
          <table:table-cell office:value-type="float" office:value="19">
            <text:p>1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41">
            <text:p>141</text:p>
          </table:table-cell>
          <table:table-cell table:style-name="ce3" office:value-type="time" office:time-value="PT16H20M37.65S">
            <text:p>20:37.7</text:p>
          </table:table-cell>
          <table:table-cell office:value-type="string">
            <text:p>Guidelines 1-13</text:p>
          </table:table-cell>
          <table:table-cell office:value-type="string">
            <text:p>/channels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42">
            <text:p>142</text:p>
          </table:table-cell>
          <table:table-cell table:style-name="ce3" office:value-type="time" office:time-value="PT16H20M37.025S">
            <text:p>20:37.0</text:p>
          </table:table-cell>
          <table:table-cell office:value-type="string">
            <text:p>Guidelines 1-22</text:p>
          </table:table-cell>
          <table:table-cell office:value-type="string">
            <text:p>/channels/;jsessionid=cj4coccmcky6j7obefq9zpml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5813">
            <text:p>25813</text:p>
          </table:table-cell>
          <table:table-cell table:number-columns-repeated="1017"/>
        </table:table-row>
        <table:table-row table:style-name="ro3">
          <table:table-cell office:value-type="float" office:value="143">
            <text:p>143</text:p>
          </table:table-cell>
          <table:table-cell table:style-name="ce3" office:value-type="time" office:time-value="PT16H20M37.52S">
            <text:p>20:37.5</text:p>
          </table:table-cell>
          <table:table-cell office:value-type="string">
            <text:p>Guidelines 1-24</text:p>
          </table:table-cell>
          <table:table-cell office:value-type="string">
            <text:p>/channels/home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44">
            <text:p>144</text:p>
          </table:table-cell>
          <table:table-cell table:style-name="ce3" office:value-type="time" office:time-value="PT16H20M37.7S">
            <text:p>20:37.7</text:p>
          </table:table-cell>
          <table:table-cell office:value-type="string">
            <text:p>Guidelines 1-24</text:p>
          </table:table-cell>
          <table:table-cell office:value-type="string">
            <text:p>/channels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45">
            <text:p>145</text:p>
          </table:table-cell>
          <table:table-cell table:style-name="ce3" office:value-type="time" office:time-value="PT16H20M37.535S">
            <text:p>20:37.5</text:p>
          </table:table-cell>
          <table:table-cell office:value-type="string">
            <text:p>Guidelines 1-21</text:p>
          </table:table-cell>
          <table:table-cell office:value-type="string">
            <text:p>/channels/home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46">
            <text:p>146</text:p>
          </table:table-cell>
          <table:table-cell table:style-name="ce3" office:value-type="time" office:time-value="PT16H20M37.72S">
            <text:p>20:37.7</text:p>
          </table:table-cell>
          <table:table-cell office:value-type="string">
            <text:p>Guidelines 1-21</text:p>
          </table:table-cell>
          <table:table-cell office:value-type="string">
            <text:p>/channels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47">
            <text:p>147</text:p>
          </table:table-cell>
          <table:table-cell table:style-name="ce3" office:value-type="time" office:time-value="PT16H20M37.3S">
            <text:p>20:37.3</text:p>
          </table:table-cell>
          <table:table-cell office:value-type="string">
            <text:p>Guidelines 1-14</text:p>
          </table:table-cell>
          <table:table-cell office:value-type="string">
            <text:p>/channels/home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48">
            <text:p>148</text:p>
          </table:table-cell>
          <table:table-cell table:style-name="ce3" office:value-type="time" office:time-value="PT16H20M37.755S">
            <text:p>20:37.8</text:p>
          </table:table-cell>
          <table:table-cell office:value-type="string">
            <text:p>Guidelines 1-14</text:p>
          </table:table-cell>
          <table:table-cell office:value-type="string">
            <text:p>/channels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49">
            <text:p>149</text:p>
          </table:table-cell>
          <table:table-cell table:style-name="ce3" office:value-type="time" office:time-value="PT16H20M37.685S">
            <text:p>20:37.7</text:p>
          </table:table-cell>
          <table:table-cell office:value-type="string">
            <text:p>Guidelines 1-22</text:p>
          </table:table-cell>
          <table:table-cell office:value-type="string">
            <text:p>/channels/home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50">
            <text:p>150</text:p>
          </table:table-cell>
          <table:table-cell table:style-name="ce3" office:value-type="time" office:time-value="PT16H20M37.775S">
            <text:p>20:37.8</text:p>
          </table:table-cell>
          <table:table-cell office:value-type="string">
            <text:p>Guidelines 1-22</text:p>
          </table:table-cell>
          <table:table-cell office:value-type="string">
            <text:p>/channels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3">
          <table:table-cell office:value-type="float" office:value="151">
            <text:p>151</text:p>
          </table:table-cell>
          <table:table-cell table:style-name="ce3" office:value-type="time" office:time-value="PT16H20M36.05S">
            <text:p>20:36.1</text:p>
          </table:table-cell>
          <table:table-cell office:value-type="string">
            <text:p>Guidelines 1-2</text:p>
          </table:table-cell>
          <table:table-cell office:value-type="string">
            <text:p>/channels/participants</text:p>
          </table:table-cell>
          <table:table-cell office:value-type="float" office:value="2167">
            <text:p>2167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2">
            <text:p>152</text:p>
          </table:table-cell>
          <table:table-cell table:style-name="ce3" office:value-type="time" office:time-value="PT16H20M38.225S">
            <text:p>20:38.2</text:p>
          </table:table-cell>
          <table:table-cell office:value-type="string">
            <text:p>Guidelines 1-2</text:p>
          </table:table-cell>
          <table:table-cell office:value-type="string">
            <text:p>/channels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53">
            <text:p>153</text:p>
          </table:table-cell>
          <table:table-cell table:style-name="ce3" office:value-type="time" office:time-value="PT16H20M36.205S">
            <text:p>20:36.2</text:p>
          </table:table-cell>
          <table:table-cell office:value-type="string">
            <text:p>Guidelines 1-9</text:p>
          </table:table-cell>
          <table:table-cell office:value-type="string">
            <text:p>/channels/participants</text:p>
          </table:table-cell>
          <table:table-cell office:value-type="float" office:value="2107">
            <text:p>2107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4">
            <text:p>154</text:p>
          </table:table-cell>
          <table:table-cell table:style-name="ce3" office:value-type="time" office:time-value="PT16H20M38.27S">
            <text:p>20:38.3</text:p>
          </table:table-cell>
          <table:table-cell office:value-type="string">
            <text:p>Guidelines 1-2</text:p>
          </table:table-cell>
          <table:table-cell office:value-type="string">
            <text:p>/channels/logout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5">
            <text:p>155</text:p>
          </table:table-cell>
          <table:table-cell table:style-name="ce3" office:value-type="time" office:time-value="PT16H20M36.155S">
            <text:p>20:36.2</text:p>
          </table:table-cell>
          <table:table-cell office:value-type="string">
            <text:p>Guidelines 1-8</text:p>
          </table:table-cell>
          <table:table-cell office:value-type="string">
            <text:p>/channels/participants</text:p>
          </table:table-cell>
          <table:table-cell office:value-type="float" office:value="2172">
            <text:p>2172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6">
            <text:p>156</text:p>
          </table:table-cell>
          <table:table-cell table:style-name="ce3" office:value-type="time" office:time-value="PT16H20M36.13S">
            <text:p>20:36.1</text:p>
          </table:table-cell>
          <table:table-cell office:value-type="string">
            <text:p>Guidelines 1-11</text:p>
          </table:table-cell>
          <table:table-cell office:value-type="string">
            <text:p>/channels/participants</text:p>
          </table:table-cell>
          <table:table-cell office:value-type="float" office:value="2206">
            <text:p>2206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7">
            <text:p>157</text:p>
          </table:table-cell>
          <table:table-cell table:style-name="ce3" office:value-type="time" office:time-value="PT16H20M36.12S">
            <text:p>20:36.1</text:p>
          </table:table-cell>
          <table:table-cell office:value-type="string">
            <text:p>Guidelines 1-10</text:p>
          </table:table-cell>
          <table:table-cell office:value-type="string">
            <text:p>/channels/participants</text:p>
          </table:table-cell>
          <table:table-cell office:value-type="float" office:value="2221">
            <text:p>222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58">
            <text:p>158</text:p>
          </table:table-cell>
          <table:table-cell table:style-name="ce3" office:value-type="time" office:time-value="PT16H20M38.32S">
            <text:p>20:38.3</text:p>
          </table:table-cell>
          <table:table-cell office:value-type="string">
            <text:p>Guidelines 1-2</text:p>
          </table:table-cell>
          <table:table-cell office:value-type="string">
            <text:p>/channels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59">
            <text:p>159</text:p>
          </table:table-cell>
          <table:table-cell table:style-name="ce3" office:value-type="time" office:time-value="PT16H20M38.35S">
            <text:p>20:38.4</text:p>
          </table:table-cell>
          <table:table-cell office:value-type="string">
            <text:p>Guidelines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0">
            <text:p>160</text:p>
          </table:table-cell>
          <table:table-cell table:style-name="ce3" office:value-type="time" office:time-value="PT16H20M38.315S">
            <text:p>20:38.3</text:p>
          </table:table-cell>
          <table:table-cell office:value-type="string">
            <text:p>Guidelines 1-9</text:p>
          </table:table-cell>
          <table:table-cell office:value-type="string">
            <text:p>/channels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61">
            <text:p>161</text:p>
          </table:table-cell>
          <table:table-cell table:style-name="ce3" office:value-type="time" office:time-value="PT16H20M38.36S">
            <text:p>20:38.4</text:p>
          </table:table-cell>
          <table:table-cell office:value-type="string">
            <text:p>Guidelines 1-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2">
            <text:p>162</text:p>
          </table:table-cell>
          <table:table-cell table:style-name="ce3" office:value-type="time" office:time-value="PT16H20M38.37S">
            <text:p>20:38.4</text:p>
          </table:table-cell>
          <table:table-cell office:value-type="string">
            <text:p>Guidelines 1-9</text:p>
          </table:table-cell>
          <table:table-cell office:value-type="string">
            <text:p>/channels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3">
            <text:p>163</text:p>
          </table:table-cell>
          <table:table-cell table:style-name="ce3" office:value-type="time" office:time-value="PT16H20M38.39S">
            <text:p>20:38.4</text:p>
          </table:table-cell>
          <table:table-cell office:value-type="string">
            <text:p>Guidelines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4">
            <text:p>164</text:p>
          </table:table-cell>
          <table:table-cell table:style-name="ce3" office:value-type="time" office:time-value="PT16H20M38.34S">
            <text:p>20:38.3</text:p>
          </table:table-cell>
          <table:table-cell office:value-type="string">
            <text:p>Guidelines 1-11</text:p>
          </table:table-cell>
          <table:table-cell office:value-type="string">
            <text:p>/channels/home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65">
            <text:p>165</text:p>
          </table:table-cell>
          <table:table-cell table:style-name="ce3" office:value-type="time" office:time-value="PT16H20M38.405S">
            <text:p>20:38.4</text:p>
          </table:table-cell>
          <table:table-cell office:value-type="string">
            <text:p>Guidelines 1-1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6">
            <text:p>166</text:p>
          </table:table-cell>
          <table:table-cell table:style-name="ce3" office:value-type="time" office:time-value="PT16H20M38.34S">
            <text:p>20:38.3</text:p>
          </table:table-cell>
          <table:table-cell office:value-type="string">
            <text:p>Guidelines 1-10</text:p>
          </table:table-cell>
          <table:table-cell office:value-type="string">
            <text:p>/channels/home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67">
            <text:p>167</text:p>
          </table:table-cell>
          <table:table-cell table:style-name="ce3" office:value-type="time" office:time-value="PT16H20M38.415S">
            <text:p>20:38.4</text:p>
          </table:table-cell>
          <table:table-cell office:value-type="string">
            <text:p>Guidelines 1-11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68">
            <text:p>168</text:p>
          </table:table-cell>
          <table:table-cell table:style-name="ce3" office:value-type="time" office:time-value="PT16H20M38.425S">
            <text:p>20:38.4</text:p>
          </table:table-cell>
          <table:table-cell office:value-type="string">
            <text:p>Guidelines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69">
            <text:p>169</text:p>
          </table:table-cell>
          <table:table-cell table:style-name="ce3" office:value-type="time" office:time-value="PT16H20M38.42S">
            <text:p>20:38.4</text:p>
          </table:table-cell>
          <table:table-cell office:value-type="string">
            <text:p>Guidelines 1-10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0">
            <text:p>170</text:p>
          </table:table-cell>
          <table:table-cell table:style-name="ce3" office:value-type="time" office:time-value="PT16H20M38.435S">
            <text:p>20:38.4</text:p>
          </table:table-cell>
          <table:table-cell office:value-type="string">
            <text:p>Guidelines 1-1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1">
            <text:p>171</text:p>
          </table:table-cell>
          <table:table-cell table:style-name="ce3" office:value-type="time" office:time-value="PT16H20M38.33S">
            <text:p>20:38.3</text:p>
          </table:table-cell>
          <table:table-cell office:value-type="string">
            <text:p>Guidelines 1-8</text:p>
          </table:table-cell>
          <table:table-cell office:value-type="string">
            <text:p>/channels/home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72">
            <text:p>172</text:p>
          </table:table-cell>
          <table:table-cell table:style-name="ce3" office:value-type="time" office:time-value="PT16H20M38.445S">
            <text:p>20:38.4</text:p>
          </table:table-cell>
          <table:table-cell office:value-type="string">
            <text:p>Guidelines 1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3">
            <text:p>173</text:p>
          </table:table-cell>
          <table:table-cell table:style-name="ce3" office:value-type="time" office:time-value="PT16H20M38.455S">
            <text:p>20:38.5</text:p>
          </table:table-cell>
          <table:table-cell office:value-type="string">
            <text:p>Guidelines 1-8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4">
            <text:p>174</text:p>
          </table:table-cell>
          <table:table-cell table:style-name="ce3" office:value-type="time" office:time-value="PT16H20M38.475S">
            <text:p>20:38.5</text:p>
          </table:table-cell>
          <table:table-cell office:value-type="string">
            <text:p>Guidelines 1-8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5">
            <text:p>175</text:p>
          </table:table-cell>
          <table:table-cell table:style-name="ce3" office:value-type="time" office:time-value="PT16H20M38.485S">
            <text:p>20:38.5</text:p>
          </table:table-cell>
          <table:table-cell office:value-type="string">
            <text:p>Guidelines 1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76">
            <text:p>176</text:p>
          </table:table-cell>
          <table:table-cell table:style-name="ce3" office:value-type="time" office:time-value="PT16H20M36.55S">
            <text:p>20:36.6</text:p>
          </table:table-cell>
          <table:table-cell office:value-type="string">
            <text:p>Guidelines 1-6</text:p>
          </table:table-cell>
          <table:table-cell office:value-type="string">
            <text:p>/channels/participants</text:p>
          </table:table-cell>
          <table:table-cell office:value-type="float" office:value="2045">
            <text:p>2045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77">
            <text:p>177</text:p>
          </table:table-cell>
          <table:table-cell table:style-name="ce3" office:value-type="time" office:time-value="PT16H20M38.605S">
            <text:p>20:38.6</text:p>
          </table:table-cell>
          <table:table-cell office:value-type="string">
            <text:p>Guidelines 1-6</text:p>
          </table:table-cell>
          <table:table-cell office:value-type="string">
            <text:p>/channels/home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178">
            <text:p>178</text:p>
          </table:table-cell>
          <table:table-cell table:style-name="ce3" office:value-type="time" office:time-value="PT16H20M38.645S">
            <text:p>20:38.6</text:p>
          </table:table-cell>
          <table:table-cell office:value-type="string">
            <text:p>Guidelines 1-6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79">
            <text:p>179</text:p>
          </table:table-cell>
          <table:table-cell table:style-name="ce3" office:value-type="time" office:time-value="PT16H20M38.665S">
            <text:p>20:38.7</text:p>
          </table:table-cell>
          <table:table-cell office:value-type="string">
            <text:p>Guidelines 1-6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0">
            <text:p>180</text:p>
          </table:table-cell>
          <table:table-cell table:style-name="ce3" office:value-type="time" office:time-value="PT16H20M38.675S">
            <text:p>20:38.7</text:p>
          </table:table-cell>
          <table:table-cell office:value-type="string">
            <text:p>Guidelines 1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1">
            <text:p>181</text:p>
          </table:table-cell>
          <table:table-cell table:style-name="ce3" office:value-type="time" office:time-value="PT16H20M36.825S">
            <text:p>20:36.8</text:p>
          </table:table-cell>
          <table:table-cell office:value-type="string">
            <text:p>Guidelines 1-16</text:p>
          </table:table-cell>
          <table:table-cell office:value-type="string">
            <text:p>/channels/participants</text:p>
          </table:table-cell>
          <table:table-cell office:value-type="float" office:value="2044">
            <text:p>204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82">
            <text:p>182</text:p>
          </table:table-cell>
          <table:table-cell table:style-name="ce3" office:value-type="time" office:time-value="PT16H20M38.875S">
            <text:p>20:38.9</text:p>
          </table:table-cell>
          <table:table-cell office:value-type="string">
            <text:p>Guidelines 1-16</text:p>
          </table:table-cell>
          <table:table-cell office:value-type="string">
            <text:p>/channels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3">
            <text:p>183</text:p>
          </table:table-cell>
          <table:table-cell table:style-name="ce3" office:value-type="time" office:time-value="PT16H20M38.92S">
            <text:p>20:38.9</text:p>
          </table:table-cell>
          <table:table-cell office:value-type="string">
            <text:p>Guidelines 1-16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4">
            <text:p>184</text:p>
          </table:table-cell>
          <table:table-cell table:style-name="ce3" office:value-type="time" office:time-value="PT16H20M38.94S">
            <text:p>20:38.9</text:p>
          </table:table-cell>
          <table:table-cell office:value-type="string">
            <text:p>Guidelines 1-16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5">
            <text:p>185</text:p>
          </table:table-cell>
          <table:table-cell table:style-name="ce3" office:value-type="time" office:time-value="PT16H20M38.95S">
            <text:p>20:39.0</text:p>
          </table:table-cell>
          <table:table-cell office:value-type="string">
            <text:p>Guidelines 1-16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86">
            <text:p>186</text:p>
          </table:table-cell>
          <table:table-cell table:style-name="ce3" office:value-type="time" office:time-value="PT16H20M37.09S">
            <text:p>20:37.1</text:p>
          </table:table-cell>
          <table:table-cell office:value-type="string">
            <text:p>Guidelines 1-20</text:p>
          </table:table-cell>
          <table:table-cell office:value-type="string">
            <text:p>/channels/participants</text:p>
          </table:table-cell>
          <table:table-cell office:value-type="float" office:value="2093">
            <text:p>2093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87">
            <text:p>187</text:p>
          </table:table-cell>
          <table:table-cell table:style-name="ce3" office:value-type="time" office:time-value="PT16H20M39.19S">
            <text:p>20:39.2</text:p>
          </table:table-cell>
          <table:table-cell office:value-type="string">
            <text:p>Guidelines 1-20</text:p>
          </table:table-cell>
          <table:table-cell office:value-type="string">
            <text:p>/channels/home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88">
            <text:p>188</text:p>
          </table:table-cell>
          <table:table-cell table:style-name="ce3" office:value-type="time" office:time-value="PT16H20M39.225S">
            <text:p>20:39.2</text:p>
          </table:table-cell>
          <table:table-cell office:value-type="string">
            <text:p>Guidelines 1-20</text:p>
          </table:table-cell>
          <table:table-cell office:value-type="string">
            <text:p>/channels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89">
            <text:p>189</text:p>
          </table:table-cell>
          <table:table-cell table:style-name="ce3" office:value-type="time" office:time-value="PT16H20M39.24S">
            <text:p>20:39.2</text:p>
          </table:table-cell>
          <table:table-cell office:value-type="string">
            <text:p>Guidelines 1-20</text:p>
          </table:table-cell>
          <table:table-cell office:value-type="string">
            <text:p>/channels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0">
            <text:p>190</text:p>
          </table:table-cell>
          <table:table-cell table:style-name="ce3" office:value-type="time" office:time-value="PT16H20M39.255S">
            <text:p>20:39.3</text:p>
          </table:table-cell>
          <table:table-cell office:value-type="string">
            <text:p>Guidelines 1-20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191">
            <text:p>191</text:p>
          </table:table-cell>
          <table:table-cell table:style-name="ce3" office:value-type="time" office:time-value="PT16H20M37.175S">
            <text:p>20:37.2</text:p>
          </table:table-cell>
          <table:table-cell office:value-type="string">
            <text:p>Guidelines 1-19</text:p>
          </table:table-cell>
          <table:table-cell office:value-type="string">
            <text:p>/channels/participants</text:p>
          </table:table-cell>
          <table:table-cell office:value-type="float" office:value="2108">
            <text:p>2108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92">
            <text:p>192</text:p>
          </table:table-cell>
          <table:table-cell table:style-name="ce3" office:value-type="time" office:time-value="PT16H20M37.125S">
            <text:p>20:37.1</text:p>
          </table:table-cell>
          <table:table-cell office:value-type="string">
            <text:p>Guidelines 1-1</text:p>
          </table:table-cell>
          <table:table-cell office:value-type="string">
            <text:p>/channels/participants</text:p>
          </table:table-cell>
          <table:table-cell office:value-type="float" office:value="2184">
            <text:p>218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93">
            <text:p>193</text:p>
          </table:table-cell>
          <table:table-cell table:style-name="ce3" office:value-type="time" office:time-value="PT16H20M37.18S">
            <text:p>20:37.2</text:p>
          </table:table-cell>
          <table:table-cell office:value-type="string">
            <text:p>Guidelines 1-18</text:p>
          </table:table-cell>
          <table:table-cell office:value-type="string">
            <text:p>/channels/participants</text:p>
          </table:table-cell>
          <table:table-cell office:value-type="float" office:value="2141">
            <text:p>214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94">
            <text:p>194</text:p>
          </table:table-cell>
          <table:table-cell table:style-name="ce3" office:value-type="time" office:time-value="PT16H20M39.285S">
            <text:p>20:39.3</text:p>
          </table:table-cell>
          <table:table-cell office:value-type="string">
            <text:p>Guidelines 1-19</text:p>
          </table:table-cell>
          <table:table-cell office:value-type="string">
            <text:p>/channels/home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195">
            <text:p>195</text:p>
          </table:table-cell>
          <table:table-cell table:style-name="ce3" office:value-type="time" office:time-value="PT16H20M37.075S">
            <text:p>20:37.1</text:p>
          </table:table-cell>
          <table:table-cell office:value-type="string">
            <text:p>Guidelines 1-3</text:p>
          </table:table-cell>
          <table:table-cell office:value-type="string">
            <text:p>/channels/participants</text:p>
          </table:table-cell>
          <table:table-cell office:value-type="float" office:value="2260">
            <text:p>2260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96">
            <text:p>196</text:p>
          </table:table-cell>
          <table:table-cell table:style-name="ce3" office:value-type="time" office:time-value="PT16H20M37.15S">
            <text:p>20:37.2</text:p>
          </table:table-cell>
          <table:table-cell office:value-type="string">
            <text:p>Guidelines 1-5</text:p>
          </table:table-cell>
          <table:table-cell office:value-type="string">
            <text:p>/channels/participants</text:p>
          </table:table-cell>
          <table:table-cell office:value-type="float" office:value="2196">
            <text:p>2196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97">
            <text:p>197</text:p>
          </table:table-cell>
          <table:table-cell table:style-name="ce3" office:value-type="time" office:time-value="PT16H20M39.335S">
            <text:p>20:39.3</text:p>
          </table:table-cell>
          <table:table-cell office:value-type="string">
            <text:p>Guidelines 1-19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198">
            <text:p>198</text:p>
          </table:table-cell>
          <table:table-cell table:style-name="ce3" office:value-type="time" office:time-value="PT16H20M37.22S">
            <text:p>20:37.2</text:p>
          </table:table-cell>
          <table:table-cell office:value-type="string">
            <text:p>Guidelines 1-25</text:p>
          </table:table-cell>
          <table:table-cell office:value-type="string">
            <text:p>/channels/participants</text:p>
          </table:table-cell>
          <table:table-cell office:value-type="float" office:value="2137">
            <text:p>2137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199">
            <text:p>199</text:p>
          </table:table-cell>
          <table:table-cell table:style-name="ce3" office:value-type="time" office:time-value="PT16H20M39.36S">
            <text:p>20:39.4</text:p>
          </table:table-cell>
          <table:table-cell office:value-type="string">
            <text:p>Guidelines 1-19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0">
            <text:p>200</text:p>
          </table:table-cell>
          <table:table-cell table:style-name="ce3" office:value-type="time" office:time-value="PT16H20M39.31S">
            <text:p>20:39.3</text:p>
          </table:table-cell>
          <table:table-cell office:value-type="string">
            <text:p>Guidelines 1-1</text:p>
          </table:table-cell>
          <table:table-cell office:value-type="string">
            <text:p>/channels/home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01">
            <text:p>201</text:p>
          </table:table-cell>
          <table:table-cell table:style-name="ce3" office:value-type="time" office:time-value="PT16H20M39.38S">
            <text:p>20:39.4</text:p>
          </table:table-cell>
          <table:table-cell office:value-type="string">
            <text:p>Guidelines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2">
            <text:p>202</text:p>
          </table:table-cell>
          <table:table-cell table:style-name="ce3" office:value-type="time" office:time-value="PT16H20M39.34S">
            <text:p>20:39.3</text:p>
          </table:table-cell>
          <table:table-cell office:value-type="string">
            <text:p>Guidelines 1-3</text:p>
          </table:table-cell>
          <table:table-cell office:value-type="string">
            <text:p>/channels/home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03">
            <text:p>203</text:p>
          </table:table-cell>
          <table:table-cell table:style-name="ce3" office:value-type="time" office:time-value="PT16H20M39.38S">
            <text:p>20:39.4</text:p>
          </table:table-cell>
          <table:table-cell office:value-type="string">
            <text:p>Guidelines 1-1</text:p>
          </table:table-cell>
          <table:table-cell office:value-type="string">
            <text:p>/channels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4">
            <text:p>204</text:p>
          </table:table-cell>
          <table:table-cell table:style-name="ce3" office:value-type="time" office:time-value="PT16H20M37.35S">
            <text:p>20:37.4</text:p>
          </table:table-cell>
          <table:table-cell office:value-type="string">
            <text:p>Guidelines 1-7</text:p>
          </table:table-cell>
          <table:table-cell office:value-type="string">
            <text:p>/channels/participants</text:p>
          </table:table-cell>
          <table:table-cell office:value-type="float" office:value="2058">
            <text:p>2058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05">
            <text:p>205</text:p>
          </table:table-cell>
          <table:table-cell table:style-name="ce3" office:value-type="time" office:time-value="PT16H20M39.4S">
            <text:p>20:39.4</text:p>
          </table:table-cell>
          <table:table-cell office:value-type="string">
            <text:p>Guidelines 1-1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6">
            <text:p>206</text:p>
          </table:table-cell>
          <table:table-cell table:style-name="ce3" office:value-type="time" office:time-value="PT16H20M39.4S">
            <text:p>20:39.4</text:p>
          </table:table-cell>
          <table:table-cell office:value-type="string">
            <text:p>Guidelines 1-3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07">
            <text:p>207</text:p>
          </table:table-cell>
          <table:table-cell table:style-name="ce3" office:value-type="time" office:time-value="PT16H20M39.41S">
            <text:p>20:39.4</text:p>
          </table:table-cell>
          <table:table-cell office:value-type="string">
            <text:p>Guidelines 1-1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08">
            <text:p>208</text:p>
          </table:table-cell>
          <table:table-cell table:style-name="ce3" office:value-type="time" office:time-value="PT16H20M37.3S">
            <text:p>20:37.3</text:p>
          </table:table-cell>
          <table:table-cell office:value-type="string">
            <text:p>Guidelines 1-17</text:p>
          </table:table-cell>
          <table:table-cell office:value-type="string">
            <text:p>/channels/participants</text:p>
          </table:table-cell>
          <table:table-cell office:value-type="float" office:value="2124">
            <text:p>2124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09">
            <text:p>209</text:p>
          </table:table-cell>
          <table:table-cell table:style-name="ce3" office:value-type="time" office:time-value="PT16H20M39.325S">
            <text:p>20:39.3</text:p>
          </table:table-cell>
          <table:table-cell office:value-type="string">
            <text:p>Guidelines 1-18</text:p>
          </table:table-cell>
          <table:table-cell office:value-type="string">
            <text:p>/channels/home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0">
            <text:p>210</text:p>
          </table:table-cell>
          <table:table-cell table:style-name="ce3" office:value-type="time" office:time-value="PT16H20M39.415S">
            <text:p>20:39.4</text:p>
          </table:table-cell>
          <table:table-cell office:value-type="string">
            <text:p>Guidelines 1-3</text:p>
          </table:table-cell>
          <table:table-cell office:value-type="string">
            <text:p>/channels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1">
            <text:p>211</text:p>
          </table:table-cell>
          <table:table-cell table:style-name="ce3" office:value-type="time" office:time-value="PT16H20M39.355S">
            <text:p>20:39.4</text:p>
          </table:table-cell>
          <table:table-cell office:value-type="string">
            <text:p>Guidelines 1-5</text:p>
          </table:table-cell>
          <table:table-cell office:value-type="string">
            <text:p>/channels/home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12">
            <text:p>212</text:p>
          </table:table-cell>
          <table:table-cell table:style-name="ce3" office:value-type="time" office:time-value="PT16H20M39.435S">
            <text:p>20:39.4</text:p>
          </table:table-cell>
          <table:table-cell office:value-type="string">
            <text:p>Guidelines 1-3</text:p>
          </table:table-cell>
          <table:table-cell office:value-type="string">
            <text:p>/channels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13">
            <text:p>213</text:p>
          </table:table-cell>
          <table:table-cell table:style-name="ce3" office:value-type="time" office:time-value="PT16H20M39.43S">
            <text:p>20:39.4</text:p>
          </table:table-cell>
          <table:table-cell office:value-type="string">
            <text:p>Guidelines 1-18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4">
            <text:p>214</text:p>
          </table:table-cell>
          <table:table-cell table:style-name="ce3" office:value-type="time" office:time-value="PT16H20M37.38S">
            <text:p>20:37.4</text:p>
          </table:table-cell>
          <table:table-cell office:value-type="string">
            <text:p>Guidelines 1-4</text:p>
          </table:table-cell>
          <table:table-cell office:value-type="string">
            <text:p>/channels/participants</text:p>
          </table:table-cell>
          <table:table-cell office:value-type="float" office:value="2083">
            <text:p>2083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15">
            <text:p>215</text:p>
          </table:table-cell>
          <table:table-cell table:style-name="ce3" office:value-type="time" office:time-value="PT16H20M39.455S">
            <text:p>20:39.5</text:p>
          </table:table-cell>
          <table:table-cell office:value-type="string">
            <text:p>Guidelines 1-18</text:p>
          </table:table-cell>
          <table:table-cell office:value-type="string">
            <text:p>/channels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6">
            <text:p>216</text:p>
          </table:table-cell>
          <table:table-cell table:style-name="ce3" office:value-type="time" office:time-value="PT16H20M39.44S">
            <text:p>20:39.4</text:p>
          </table:table-cell>
          <table:table-cell office:value-type="string">
            <text:p>Guidelines 1-5</text:p>
          </table:table-cell>
          <table:table-cell office:value-type="string">
            <text:p>/channels/logout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17">
            <text:p>217</text:p>
          </table:table-cell>
          <table:table-cell table:style-name="ce3" office:value-type="time" office:time-value="PT16H20M39.365S">
            <text:p>20:39.4</text:p>
          </table:table-cell>
          <table:table-cell office:value-type="string">
            <text:p>Guidelines 1-25</text:p>
          </table:table-cell>
          <table:table-cell office:value-type="string">
            <text:p>/channels/home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18">
            <text:p>218</text:p>
          </table:table-cell>
          <table:table-cell table:style-name="ce3" office:value-type="time" office:time-value="PT16H20M39.41S">
            <text:p>20:39.4</text:p>
          </table:table-cell>
          <table:table-cell office:value-type="string">
            <text:p>Guidelines 1-7</text:p>
          </table:table-cell>
          <table:table-cell office:value-type="string">
            <text:p>/channels/home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19">
            <text:p>219</text:p>
          </table:table-cell>
          <table:table-cell table:style-name="ce3" office:value-type="time" office:time-value="PT16H20M39.48S">
            <text:p>20:39.5</text:p>
          </table:table-cell>
          <table:table-cell office:value-type="string">
            <text:p>Guidelines 1-18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0">
            <text:p>220</text:p>
          </table:table-cell>
          <table:table-cell table:style-name="ce3" office:value-type="time" office:time-value="PT16H20M39.475S">
            <text:p>20:39.5</text:p>
          </table:table-cell>
          <table:table-cell office:value-type="string">
            <text:p>Guidelines 1-5</text:p>
          </table:table-cell>
          <table:table-cell office:value-type="string">
            <text:p>/channels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1">
            <text:p>221</text:p>
          </table:table-cell>
          <table:table-cell table:style-name="ce3" office:value-type="time" office:time-value="PT16H20M39.48S">
            <text:p>20:39.5</text:p>
          </table:table-cell>
          <table:table-cell office:value-type="string">
            <text:p>Guidelines 1-25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2">
            <text:p>222</text:p>
          </table:table-cell>
          <table:table-cell table:style-name="ce3" office:value-type="time" office:time-value="PT16H20M39.5S">
            <text:p>20:39.5</text:p>
          </table:table-cell>
          <table:table-cell office:value-type="string">
            <text:p>Guidelines 1-5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3">
            <text:p>223</text:p>
          </table:table-cell>
          <table:table-cell table:style-name="ce3" office:value-type="time" office:time-value="PT16H20M39.425S">
            <text:p>20:39.4</text:p>
          </table:table-cell>
          <table:table-cell office:value-type="string">
            <text:p>Guidelines 1-17</text:p>
          </table:table-cell>
          <table:table-cell office:value-type="string">
            <text:p>/channels/home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24">
            <text:p>224</text:p>
          </table:table-cell>
          <table:table-cell table:style-name="ce3" office:value-type="time" office:time-value="PT16H20M39.51S">
            <text:p>20:39.5</text:p>
          </table:table-cell>
          <table:table-cell office:value-type="string">
            <text:p>Guidelines 1-25</text:p>
          </table:table-cell>
          <table:table-cell office:value-type="string">
            <text:p>/channels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5">
            <text:p>225</text:p>
          </table:table-cell>
          <table:table-cell table:style-name="ce3" office:value-type="time" office:time-value="PT16H20M39.495S">
            <text:p>20:39.5</text:p>
          </table:table-cell>
          <table:table-cell office:value-type="string">
            <text:p>Guidelines 1-7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6">
            <text:p>226</text:p>
          </table:table-cell>
          <table:table-cell table:style-name="ce3" office:value-type="time" office:time-value="PT16H20M39.465S">
            <text:p>20:39.5</text:p>
          </table:table-cell>
          <table:table-cell office:value-type="string">
            <text:p>Guidelines 1-4</text:p>
          </table:table-cell>
          <table:table-cell office:value-type="string">
            <text:p>/channels/home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6020">
            <text:p>26020</text:p>
          </table:table-cell>
          <table:table-cell table:number-columns-repeated="1017"/>
        </table:table-row>
        <table:table-row table:style-name="ro3">
          <table:table-cell office:value-type="float" office:value="227">
            <text:p>227</text:p>
          </table:table-cell>
          <table:table-cell table:style-name="ce3" office:value-type="time" office:time-value="PT16H20M39.52S">
            <text:p>20:39.5</text:p>
          </table:table-cell>
          <table:table-cell office:value-type="string">
            <text:p>Guidelines 1-17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28">
            <text:p>228</text:p>
          </table:table-cell>
          <table:table-cell table:style-name="ce3" office:value-type="time" office:time-value="PT16H20M39.53S">
            <text:p>20:39.5</text:p>
          </table:table-cell>
          <table:table-cell office:value-type="string">
            <text:p>Guidelines 1-25</text:p>
          </table:table-cell>
          <table:table-cell office:value-type="string">
            <text:p>/channels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29">
            <text:p>229</text:p>
          </table:table-cell>
          <table:table-cell table:style-name="ce3" office:value-type="time" office:time-value="PT16H20M39.53S">
            <text:p>20:39.5</text:p>
          </table:table-cell>
          <table:table-cell office:value-type="string">
            <text:p>Guidelines 1-7</text:p>
          </table:table-cell>
          <table:table-cell office:value-type="string">
            <text:p>/channels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0">
            <text:p>230</text:p>
          </table:table-cell>
          <table:table-cell table:style-name="ce3" office:value-type="time" office:time-value="PT16H20M39.535S">
            <text:p>20:39.5</text:p>
          </table:table-cell>
          <table:table-cell office:value-type="string">
            <text:p>Guidelines 1-4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1">
            <text:p>231</text:p>
          </table:table-cell>
          <table:table-cell table:style-name="ce3" office:value-type="time" office:time-value="PT16H20M39.545S">
            <text:p>20:39.5</text:p>
          </table:table-cell>
          <table:table-cell office:value-type="string">
            <text:p>Guidelines 1-17</text:p>
          </table:table-cell>
          <table:table-cell office:value-type="string">
            <text:p>/channels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2">
            <text:p>232</text:p>
          </table:table-cell>
          <table:table-cell table:style-name="ce3" office:value-type="time" office:time-value="PT16H20M39.55S">
            <text:p>20:39.6</text:p>
          </table:table-cell>
          <table:table-cell office:value-type="string">
            <text:p>Guidelines 1-7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33">
            <text:p>233</text:p>
          </table:table-cell>
          <table:table-cell table:style-name="ce3" office:value-type="time" office:time-value="PT16H20M39.56S">
            <text:p>20:39.6</text:p>
          </table:table-cell>
          <table:table-cell office:value-type="string">
            <text:p>Guidelines 1-17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34">
            <text:p>234</text:p>
          </table:table-cell>
          <table:table-cell table:style-name="ce3" office:value-type="time" office:time-value="PT16H20M39.56S">
            <text:p>20:39.6</text:p>
          </table:table-cell>
          <table:table-cell office:value-type="string">
            <text:p>Guidelines 1-4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35">
            <text:p>235</text:p>
          </table:table-cell>
          <table:table-cell table:style-name="ce3" office:value-type="time" office:time-value="PT16H20M39.58S">
            <text:p>20:39.6</text:p>
          </table:table-cell>
          <table:table-cell office:value-type="string">
            <text:p>Guidelines 1-4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36">
            <text:p>236</text:p>
          </table:table-cell>
          <table:table-cell table:style-name="ce3" office:value-type="time" office:time-value="PT16H20M37.455S">
            <text:p>20:37.5</text:p>
          </table:table-cell>
          <table:table-cell office:value-type="string">
            <text:p>Guidelines 1-26</text:p>
          </table:table-cell>
          <table:table-cell office:value-type="string">
            <text:p>/channels/participants</text:p>
          </table:table-cell>
          <table:table-cell office:value-type="float" office:value="2159">
            <text:p>2159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37">
            <text:p>237</text:p>
          </table:table-cell>
          <table:table-cell table:style-name="ce3" office:value-type="time" office:time-value="PT16H20M37.565S">
            <text:p>20:37.6</text:p>
          </table:table-cell>
          <table:table-cell office:value-type="string">
            <text:p>Guidelines 1-27</text:p>
          </table:table-cell>
          <table:table-cell office:value-type="string">
            <text:p>/channels/participants</text:p>
          </table:table-cell>
          <table:table-cell office:value-type="float" office:value="2082">
            <text:p>2082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38">
            <text:p>238</text:p>
          </table:table-cell>
          <table:table-cell table:style-name="ce3" office:value-type="time" office:time-value="PT16H20M39.615S">
            <text:p>20:39.6</text:p>
          </table:table-cell>
          <table:table-cell office:value-type="string">
            <text:p>Guidelines 1-26</text:p>
          </table:table-cell>
          <table:table-cell office:value-type="string">
            <text:p>/channels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39">
            <text:p>239</text:p>
          </table:table-cell>
          <table:table-cell table:style-name="ce3" office:value-type="time" office:time-value="PT16H20M39.66S">
            <text:p>20:39.7</text:p>
          </table:table-cell>
          <table:table-cell office:value-type="string">
            <text:p>Guidelines 1-2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0">
            <text:p>240</text:p>
          </table:table-cell>
          <table:table-cell table:style-name="ce3" office:value-type="time" office:time-value="PT16H20M39.65S">
            <text:p>20:39.7</text:p>
          </table:table-cell>
          <table:table-cell office:value-type="string">
            <text:p>Guidelines 1-27</text:p>
          </table:table-cell>
          <table:table-cell office:value-type="string">
            <text:p>/channels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41">
            <text:p>241</text:p>
          </table:table-cell>
          <table:table-cell table:style-name="ce3" office:value-type="time" office:time-value="PT16H20M39.67S">
            <text:p>20:39.7</text:p>
          </table:table-cell>
          <table:table-cell office:value-type="string">
            <text:p>Guidelines 1-26</text:p>
          </table:table-cell>
          <table:table-cell office:value-type="string">
            <text:p>/channels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2">
            <text:p>242</text:p>
          </table:table-cell>
          <table:table-cell table:style-name="ce3" office:value-type="time" office:time-value="PT16H20M39.685S">
            <text:p>20:39.7</text:p>
          </table:table-cell>
          <table:table-cell office:value-type="string">
            <text:p>Guidelines 1-26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3">
            <text:p>243</text:p>
          </table:table-cell>
          <table:table-cell table:style-name="ce3" office:value-type="time" office:time-value="PT16H20M37.615S">
            <text:p>20:37.6</text:p>
          </table:table-cell>
          <table:table-cell office:value-type="string">
            <text:p>Guidelines 1-29</text:p>
          </table:table-cell>
          <table:table-cell office:value-type="string">
            <text:p>/channels/participants</text:p>
          </table:table-cell>
          <table:table-cell office:value-type="float" office:value="2087">
            <text:p>2087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44">
            <text:p>244</text:p>
          </table:table-cell>
          <table:table-cell table:style-name="ce3" office:value-type="time" office:time-value="PT16H20M37.575S">
            <text:p>20:37.6</text:p>
          </table:table-cell>
          <table:table-cell office:value-type="string">
            <text:p>Guidelines 1-23</text:p>
          </table:table-cell>
          <table:table-cell office:value-type="string">
            <text:p>/channels/participants</text:p>
          </table:table-cell>
          <table:table-cell office:value-type="float" office:value="2128">
            <text:p>2128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45">
            <text:p>245</text:p>
          </table:table-cell>
          <table:table-cell table:style-name="ce3" office:value-type="time" office:time-value="PT16H20M39.685S">
            <text:p>20:39.7</text:p>
          </table:table-cell>
          <table:table-cell office:value-type="string">
            <text:p>Guidelines 1-27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6">
            <text:p>246</text:p>
          </table:table-cell>
          <table:table-cell table:style-name="ce3" office:value-type="time" office:time-value="PT16H20M39.72S">
            <text:p>20:39.7</text:p>
          </table:table-cell>
          <table:table-cell office:value-type="string">
            <text:p>Guidelines 1-27</text:p>
          </table:table-cell>
          <table:table-cell office:value-type="string">
            <text:p>/channels/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47">
            <text:p>247</text:p>
          </table:table-cell>
          <table:table-cell table:style-name="ce3" office:value-type="time" office:time-value="PT16H20M39.745S">
            <text:p>20:39.7</text:p>
          </table:table-cell>
          <table:table-cell office:value-type="string">
            <text:p>Guidelines 1-27</text:p>
          </table:table-cell>
          <table:table-cell office:value-type="string">
            <text:p>/channels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48">
            <text:p>248</text:p>
          </table:table-cell>
          <table:table-cell table:style-name="ce3" office:value-type="time" office:time-value="PT16H20M39.7S">
            <text:p>20:39.7</text:p>
          </table:table-cell>
          <table:table-cell office:value-type="string">
            <text:p>Guidelines 1-29</text:p>
          </table:table-cell>
          <table:table-cell office:value-type="string">
            <text:p>/channels/home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49">
            <text:p>249</text:p>
          </table:table-cell>
          <table:table-cell table:style-name="ce3" office:value-type="time" office:time-value="PT16H20M39.705S">
            <text:p>20:39.7</text:p>
          </table:table-cell>
          <table:table-cell office:value-type="string">
            <text:p>Guidelines 1-23</text:p>
          </table:table-cell>
          <table:table-cell office:value-type="string">
            <text:p>/channels/home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50">
            <text:p>250</text:p>
          </table:table-cell>
          <table:table-cell table:style-name="ce3" office:value-type="time" office:time-value="PT16H20M39.76S">
            <text:p>20:39.8</text:p>
          </table:table-cell>
          <table:table-cell office:value-type="string">
            <text:p>Guidelines 1-29</text:p>
          </table:table-cell>
          <table:table-cell office:value-type="string">
            <text:p>/channels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1">
            <text:p>251</text:p>
          </table:table-cell>
          <table:table-cell table:style-name="ce3" office:value-type="time" office:time-value="PT16H20M39.775S">
            <text:p>20:39.8</text:p>
          </table:table-cell>
          <table:table-cell office:value-type="string">
            <text:p>Guidelines 1-23</text:p>
          </table:table-cell>
          <table:table-cell office:value-type="string">
            <text:p>/channels/logout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2">
            <text:p>252</text:p>
          </table:table-cell>
          <table:table-cell table:style-name="ce3" office:value-type="time" office:time-value="PT16H20M39.795S">
            <text:p>20:39.8</text:p>
          </table:table-cell>
          <table:table-cell office:value-type="string">
            <text:p>Guidelines 1-29</text:p>
          </table:table-cell>
          <table:table-cell office:value-type="string">
            <text:p>/channels/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3">
            <text:p>253</text:p>
          </table:table-cell>
          <table:table-cell table:style-name="ce3" office:value-type="time" office:time-value="PT16H20M37.665S">
            <text:p>20:37.7</text:p>
          </table:table-cell>
          <table:table-cell office:value-type="string">
            <text:p>Guidelines 1-13</text:p>
          </table:table-cell>
          <table:table-cell office:value-type="string">
            <text:p>/channels/participants</text:p>
          </table:table-cell>
          <table:table-cell office:value-type="float" office:value="2176">
            <text:p>2176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54">
            <text:p>254</text:p>
          </table:table-cell>
          <table:table-cell table:style-name="ce3" office:value-type="time" office:time-value="PT16H20M37.615S">
            <text:p>20:37.6</text:p>
          </table:table-cell>
          <table:table-cell office:value-type="string">
            <text:p>Guidelines 1-30</text:p>
          </table:table-cell>
          <table:table-cell office:value-type="string">
            <text:p>/channels/participants</text:p>
          </table:table-cell>
          <table:table-cell office:value-type="float" office:value="2230">
            <text:p>2230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55">
            <text:p>255</text:p>
          </table:table-cell>
          <table:table-cell table:style-name="ce3" office:value-type="time" office:time-value="PT16H20M39.83S">
            <text:p>20:39.8</text:p>
          </table:table-cell>
          <table:table-cell office:value-type="string">
            <text:p>Guidelines 1-29</text:p>
          </table:table-cell>
          <table:table-cell office:value-type="string">
            <text:p>/channels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6">
            <text:p>256</text:p>
          </table:table-cell>
          <table:table-cell table:style-name="ce3" office:value-type="time" office:time-value="PT16H20M39.815S">
            <text:p>20:39.8</text:p>
          </table:table-cell>
          <table:table-cell office:value-type="string">
            <text:p>Guidelines 1-23</text:p>
          </table:table-cell>
          <table:table-cell office:value-type="string">
            <text:p>/channels/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57">
            <text:p>257</text:p>
          </table:table-cell>
          <table:table-cell table:style-name="ce3" office:value-type="time" office:time-value="PT16H20M39.855S">
            <text:p>20:39.9</text:p>
          </table:table-cell>
          <table:table-cell office:value-type="string">
            <text:p>Guidelines 1-23</text:p>
          </table:table-cell>
          <table:table-cell office:value-type="string">
            <text:p>/channels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58">
            <text:p>258</text:p>
          </table:table-cell>
          <table:table-cell table:style-name="ce3" office:value-type="time" office:time-value="PT16H20M37.655S">
            <text:p>20:37.7</text:p>
          </table:table-cell>
          <table:table-cell office:value-type="string">
            <text:p>Guidelines 1-12</text:p>
          </table:table-cell>
          <table:table-cell office:value-type="string">
            <text:p>/channels/participants</text:p>
          </table:table-cell>
          <table:table-cell office:value-type="float" office:value="2221">
            <text:p>222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59">
            <text:p>259</text:p>
          </table:table-cell>
          <table:table-cell table:style-name="ce3" office:value-type="time" office:time-value="PT16H20M39.845S">
            <text:p>20:39.8</text:p>
          </table:table-cell>
          <table:table-cell office:value-type="string">
            <text:p>Guidelines 1-13</text:p>
          </table:table-cell>
          <table:table-cell office:value-type="string">
            <text:p>/channels/home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60">
            <text:p>260</text:p>
          </table:table-cell>
          <table:table-cell table:style-name="ce3" office:value-type="time" office:time-value="PT16H20M37.785S">
            <text:p>20:37.8</text:p>
          </table:table-cell>
          <table:table-cell office:value-type="string">
            <text:p>Guidelines 1-22</text:p>
          </table:table-cell>
          <table:table-cell office:value-type="string">
            <text:p>/channels/participants</text:p>
          </table:table-cell>
          <table:table-cell office:value-type="float" office:value="2153">
            <text:p>2153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61">
            <text:p>261</text:p>
          </table:table-cell>
          <table:table-cell table:style-name="ce3" office:value-type="time" office:time-value="PT16H20M39.85S">
            <text:p>20:39.9</text:p>
          </table:table-cell>
          <table:table-cell office:value-type="string">
            <text:p>Guidelines 1-30</text:p>
          </table:table-cell>
          <table:table-cell office:value-type="string">
            <text:p>/channels/home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62">
            <text:p>262</text:p>
          </table:table-cell>
          <table:table-cell table:style-name="ce3" office:value-type="time" office:time-value="PT16H20M39.88S">
            <text:p>20:39.9</text:p>
          </table:table-cell>
          <table:table-cell office:value-type="string">
            <text:p>Guidelines 1-12</text:p>
          </table:table-cell>
          <table:table-cell office:value-type="string">
            <text:p>/channels/home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63">
            <text:p>263</text:p>
          </table:table-cell>
          <table:table-cell table:style-name="ce3" office:value-type="time" office:time-value="PT16H20M39.93S">
            <text:p>20:39.9</text:p>
          </table:table-cell>
          <table:table-cell office:value-type="string">
            <text:p>Guidelines 1-13</text:p>
          </table:table-cell>
          <table:table-cell office:value-type="string">
            <text:p>/channels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4">
            <text:p>264</text:p>
          </table:table-cell>
          <table:table-cell table:style-name="ce3" office:value-type="time" office:time-value="PT16H20M39.96S">
            <text:p>20:40.0</text:p>
          </table:table-cell>
          <table:table-cell office:value-type="string">
            <text:p>Guidelines 1-13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5">
            <text:p>265</text:p>
          </table:table-cell>
          <table:table-cell table:style-name="ce3" office:value-type="time" office:time-value="PT16H20M39.955S">
            <text:p>20:40.0</text:p>
          </table:table-cell>
          <table:table-cell office:value-type="string">
            <text:p>Guidelines 1-12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6">
            <text:p>266</text:p>
          </table:table-cell>
          <table:table-cell table:style-name="ce3" office:value-type="time" office:time-value="PT16H20M39.97S">
            <text:p>20:40.0</text:p>
          </table:table-cell>
          <table:table-cell office:value-type="string">
            <text:p>Guidelines 1-13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67">
            <text:p>267</text:p>
          </table:table-cell>
          <table:table-cell table:style-name="ce3" office:value-type="time" office:time-value="PT16H20M39.95S">
            <text:p>20:40.0</text:p>
          </table:table-cell>
          <table:table-cell office:value-type="string">
            <text:p>Guidelines 1-30</text:p>
          </table:table-cell>
          <table:table-cell office:value-type="string">
            <text:p>/channels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8">
            <text:p>268</text:p>
          </table:table-cell>
          <table:table-cell table:style-name="ce3" office:value-type="time" office:time-value="PT16H20M39.975S">
            <text:p>20:40.0</text:p>
          </table:table-cell>
          <table:table-cell office:value-type="string">
            <text:p>Guidelines 1-12</text:p>
          </table:table-cell>
          <table:table-cell office:value-type="string">
            <text:p>/channels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69">
            <text:p>269</text:p>
          </table:table-cell>
          <table:table-cell table:style-name="ce3" office:value-type="time" office:time-value="PT16H20M39.94S">
            <text:p>20:39.9</text:p>
          </table:table-cell>
          <table:table-cell office:value-type="string">
            <text:p>Guidelines 1-22</text:p>
          </table:table-cell>
          <table:table-cell office:value-type="string">
            <text:p>/channels/home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70">
            <text:p>270</text:p>
          </table:table-cell>
          <table:table-cell table:style-name="ce3" office:value-type="time" office:time-value="PT16H20M39.99S">
            <text:p>20:40.0</text:p>
          </table:table-cell>
          <table:table-cell office:value-type="string">
            <text:p>Guidelines 1-30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1">
            <text:p>271</text:p>
          </table:table-cell>
          <table:table-cell table:style-name="ce3" office:value-type="time" office:time-value="PT16H20M39.995S">
            <text:p>20:40.0</text:p>
          </table:table-cell>
          <table:table-cell office:value-type="string">
            <text:p>Guidelines 1-12</text:p>
          </table:table-cell>
          <table:table-cell office:value-type="string">
            <text:p>/channels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2">
            <text:p>272</text:p>
          </table:table-cell>
          <table:table-cell table:style-name="ce3" office:value-type="time" office:time-value="PT16H20M40.005S">
            <text:p>20:40.0</text:p>
          </table:table-cell>
          <table:table-cell office:value-type="string">
            <text:p>Guidelines 1-30</text:p>
          </table:table-cell>
          <table:table-cell office:value-type="string">
            <text:p>/channels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3">
            <text:p>273</text:p>
          </table:table-cell>
          <table:table-cell table:style-name="ce3" office:value-type="time" office:time-value="PT16H20M40.005S">
            <text:p>20:40.0</text:p>
          </table:table-cell>
          <table:table-cell office:value-type="string">
            <text:p>Guidelines 1-22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4">
            <text:p>274</text:p>
          </table:table-cell>
          <table:table-cell table:style-name="ce3" office:value-type="time" office:time-value="PT16H20M40.03S">
            <text:p>20:40.0</text:p>
          </table:table-cell>
          <table:table-cell office:value-type="string">
            <text:p>Guidelines 1-22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75">
            <text:p>275</text:p>
          </table:table-cell>
          <table:table-cell table:style-name="ce3" office:value-type="time" office:time-value="PT16H20M40.04S">
            <text:p>20:40.0</text:p>
          </table:table-cell>
          <table:table-cell office:value-type="string">
            <text:p>Guidelines 1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76">
            <text:p>276</text:p>
          </table:table-cell>
          <table:table-cell table:style-name="ce3" office:value-type="time" office:time-value="PT16H20M37.48S">
            <text:p>20:37.5</text:p>
          </table:table-cell>
          <table:table-cell office:value-type="string">
            <text:p>Guidelines 1-28</text:p>
          </table:table-cell>
          <table:table-cell office:value-type="string">
            <text:p>/channels/participants</text:p>
          </table:table-cell>
          <table:table-cell office:value-type="float" office:value="2691">
            <text:p>269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77">
            <text:p>277</text:p>
          </table:table-cell>
          <table:table-cell table:style-name="ce3" office:value-type="time" office:time-value="PT16H20M37.24S">
            <text:p>20:37.2</text:p>
          </table:table-cell>
          <table:table-cell office:value-type="string">
            <text:p>Guidelines 1-15</text:p>
          </table:table-cell>
          <table:table-cell office:value-type="string">
            <text:p>/channels/participants</text:p>
          </table:table-cell>
          <table:table-cell office:value-type="float" office:value="2943">
            <text:p>2943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78">
            <text:p>278</text:p>
          </table:table-cell>
          <table:table-cell table:style-name="ce3" office:value-type="time" office:time-value="PT16H20M40.17S">
            <text:p>20:40.2</text:p>
          </table:table-cell>
          <table:table-cell office:value-type="string">
            <text:p>Guidelines 1-28</text:p>
          </table:table-cell>
          <table:table-cell office:value-type="string">
            <text:p>/channels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79">
            <text:p>279</text:p>
          </table:table-cell>
          <table:table-cell table:style-name="ce3" office:value-type="time" office:time-value="PT16H20M40.21S">
            <text:p>20:40.2</text:p>
          </table:table-cell>
          <table:table-cell office:value-type="string">
            <text:p>Guidelines 1-2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80">
            <text:p>280</text:p>
          </table:table-cell>
          <table:table-cell table:style-name="ce3" office:value-type="time" office:time-value="PT16H20M40.22S">
            <text:p>20:40.2</text:p>
          </table:table-cell>
          <table:table-cell office:value-type="string">
            <text:p>Guidelines 1-28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81">
            <text:p>281</text:p>
          </table:table-cell>
          <table:table-cell table:style-name="ce3" office:value-type="time" office:time-value="PT16H20M40.23S">
            <text:p>20:40.2</text:p>
          </table:table-cell>
          <table:table-cell office:value-type="string">
            <text:p>Guidelines 1-28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82">
            <text:p>282</text:p>
          </table:table-cell>
          <table:table-cell table:style-name="ce3" office:value-type="time" office:time-value="PT16H20M40.185S">
            <text:p>20:40.2</text:p>
          </table:table-cell>
          <table:table-cell office:value-type="string">
            <text:p>Guidelines 1-15</text:p>
          </table:table-cell>
          <table:table-cell office:value-type="string">
            <text:p>/channels/home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83">
            <text:p>283</text:p>
          </table:table-cell>
          <table:table-cell table:style-name="ce3" office:value-type="time" office:time-value="PT16H20M40.245S">
            <text:p>20:40.2</text:p>
          </table:table-cell>
          <table:table-cell office:value-type="string">
            <text:p>Guidelines 1-15</text:p>
          </table:table-cell>
          <table:table-cell office:value-type="string">
            <text:p>/channels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84">
            <text:p>284</text:p>
          </table:table-cell>
          <table:table-cell table:style-name="ce3" office:value-type="time" office:time-value="PT16H20M40.265S">
            <text:p>20:40.3</text:p>
          </table:table-cell>
          <table:table-cell office:value-type="string">
            <text:p>Guidelines 1-15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85">
            <text:p>285</text:p>
          </table:table-cell>
          <table:table-cell table:style-name="ce3" office:value-type="time" office:time-value="PT16H20M40.275S">
            <text:p>20:40.3</text:p>
          </table:table-cell>
          <table:table-cell office:value-type="string">
            <text:p>Guidelines 1-1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86">
            <text:p>286</text:p>
          </table:table-cell>
          <table:table-cell table:style-name="ce3" office:value-type="time" office:time-value="PT16H20M37.705S">
            <text:p>20:37.7</text:p>
          </table:table-cell>
          <table:table-cell office:value-type="string">
            <text:p>Guidelines 1-24</text:p>
          </table:table-cell>
          <table:table-cell office:value-type="string">
            <text:p>/channels/participants</text:p>
          </table:table-cell>
          <table:table-cell office:value-type="float" office:value="2781">
            <text:p>2781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87">
            <text:p>287</text:p>
          </table:table-cell>
          <table:table-cell table:style-name="ce3" office:value-type="time" office:time-value="PT16H20M40.49S">
            <text:p>20:40.5</text:p>
          </table:table-cell>
          <table:table-cell office:value-type="string">
            <text:p>Guidelines 1-24</text:p>
          </table:table-cell>
          <table:table-cell office:value-type="string">
            <text:p>/channels/home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88">
            <text:p>288</text:p>
          </table:table-cell>
          <table:table-cell table:style-name="ce3" office:value-type="time" office:time-value="PT16H20M40.53S">
            <text:p>20:40.5</text:p>
          </table:table-cell>
          <table:table-cell office:value-type="string">
            <text:p>Guidelines 1-24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89">
            <text:p>289</text:p>
          </table:table-cell>
          <table:table-cell table:style-name="ce3" office:value-type="time" office:time-value="PT16H20M40.545S">
            <text:p>20:40.5</text:p>
          </table:table-cell>
          <table:table-cell office:value-type="string">
            <text:p>Guidelines 1-24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90">
            <text:p>290</text:p>
          </table:table-cell>
          <table:table-cell table:style-name="ce3" office:value-type="time" office:time-value="PT16H20M40.555S">
            <text:p>20:40.6</text:p>
          </table:table-cell>
          <table:table-cell office:value-type="string">
            <text:p>Guidelines 1-2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91">
            <text:p>291</text:p>
          </table:table-cell>
          <table:table-cell table:style-name="ce3" office:value-type="time" office:time-value="PT16H20M37.765S">
            <text:p>20:37.8</text:p>
          </table:table-cell>
          <table:table-cell office:value-type="string">
            <text:p>Guidelines 1-14</text:p>
          </table:table-cell>
          <table:table-cell office:value-type="string">
            <text:p>/channels/participants</text:p>
          </table:table-cell>
          <table:table-cell office:value-type="float" office:value="3292">
            <text:p>3292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92">
            <text:p>292</text:p>
          </table:table-cell>
          <table:table-cell table:style-name="ce3" office:value-type="time" office:time-value="PT16H20M41.065S">
            <text:p>20:41.1</text:p>
          </table:table-cell>
          <table:table-cell office:value-type="string">
            <text:p>Guidelines 1-14</text:p>
          </table:table-cell>
          <table:table-cell office:value-type="string">
            <text:p>/channels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93">
            <text:p>293</text:p>
          </table:table-cell>
          <table:table-cell table:style-name="ce3" office:value-type="time" office:time-value="PT16H20M37.725S">
            <text:p>20:37.7</text:p>
          </table:table-cell>
          <table:table-cell office:value-type="string">
            <text:p>Guidelines 1-21</text:p>
          </table:table-cell>
          <table:table-cell office:value-type="string">
            <text:p>/channels/participants</text:p>
          </table:table-cell>
          <table:table-cell office:value-type="float" office:value="3393">
            <text:p>3393</text:p>
          </table:table-cell>
          <table:table-cell office:value-type="string">
            <text:p>Warning</text:p>
          </table:table-cell>
          <table:table-cell office:value-type="float" office:value="8562">
            <text:p>8562</text:p>
          </table:table-cell>
          <table:table-cell table:number-columns-repeated="1017"/>
        </table:table-row>
        <table:table-row table:style-name="ro3">
          <table:table-cell office:value-type="float" office:value="294">
            <text:p>294</text:p>
          </table:table-cell>
          <table:table-cell table:style-name="ce3" office:value-type="time" office:time-value="PT16H20M41.11S">
            <text:p>20:41.1</text:p>
          </table:table-cell>
          <table:table-cell office:value-type="string">
            <text:p>Guidelines 1-14</text:p>
          </table:table-cell>
          <table:table-cell office:value-type="string">
            <text:p>/channels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95">
            <text:p>295</text:p>
          </table:table-cell>
          <table:table-cell table:style-name="ce3" office:value-type="time" office:time-value="PT16H20M41.125S">
            <text:p>20:41.1</text:p>
          </table:table-cell>
          <table:table-cell office:value-type="string">
            <text:p>Guidelines 1-21</text:p>
          </table:table-cell>
          <table:table-cell office:value-type="string">
            <text:p>/channels/home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6019">
            <text:p>26019</text:p>
          </table:table-cell>
          <table:table-cell table:number-columns-repeated="1017"/>
        </table:table-row>
        <table:table-row table:style-name="ro3">
          <table:table-cell office:value-type="float" office:value="296">
            <text:p>296</text:p>
          </table:table-cell>
          <table:table-cell table:style-name="ce3" office:value-type="time" office:time-value="PT16H20M41.155S">
            <text:p>20:41.2</text:p>
          </table:table-cell>
          <table:table-cell office:value-type="string">
            <text:p>Guidelines 1-14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97">
            <text:p>297</text:p>
          </table:table-cell>
          <table:table-cell table:style-name="ce3" office:value-type="time" office:time-value="PT16H20M41.165S">
            <text:p>20:41.2</text:p>
          </table:table-cell>
          <table:table-cell office:value-type="string">
            <text:p>Guidelines 1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>
          <table:table-cell office:value-type="float" office:value="298">
            <text:p>298</text:p>
          </table:table-cell>
          <table:table-cell table:style-name="ce3" office:value-type="time" office:time-value="PT16H20M41.165S">
            <text:p>20:41.2</text:p>
          </table:table-cell>
          <table:table-cell office:value-type="string">
            <text:p>Guidelines 1-21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299">
            <text:p>299</text:p>
          </table:table-cell>
          <table:table-cell table:style-name="ce3" office:value-type="time" office:time-value="PT16H20M41.175S">
            <text:p>20:41.2</text:p>
          </table:table-cell>
          <table:table-cell office:value-type="string">
            <text:p>Guidelines 1-21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3">
          <table:table-cell office:value-type="float" office:value="300">
            <text:p>300</text:p>
          </table:table-cell>
          <table:table-cell table:style-name="ce3" office:value-type="time" office:time-value="PT16H20M41.185S">
            <text:p>20:41.2</text:p>
          </table:table-cell>
          <table:table-cell office:value-type="string">
            <text:p>Guidelines 1-2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3" table:number-rows-repeated="652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6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/>
    <meta:creation-date>2006-09-16T00:00:00Z</meta:creation-date>
    <dc:date>2012-01-13T16:25:21.97</dc:date>
    <meta:editing-duration>PT00H00M05S</meta:editing-duration>
    <meta:editing-cycles>1</meta:editing-cycles>
    <meta:document-statistic meta:table-count="3" meta:cell-count="2107" meta:object-count="0"/>
  </office:meta>
</office:document-meta>
</file>